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204" officeooo:paragraph-rsid="00182204" style:font-weight-asian="bold" style:font-weight-complex="bold"/>
    </style:style>
    <style:style style:name="P2" style:family="paragraph" style:parent-style-name="Standard">
      <style:text-properties officeooo:rsid="00182204" officeooo:paragraph-rsid="00182204"/>
    </style:style>
    <style:style style:name="P3" style:family="paragraph" style:parent-style-name="Standard">
      <style:text-properties fo:font-weight="bold" officeooo:rsid="00b1687a" officeooo:paragraph-rsid="00b1687a" style:font-weight-asian="bold" style:font-weight-complex="bold"/>
    </style:style>
    <style:style style:name="P4" style:family="paragraph" style:parent-style-name="Standard">
      <style:text-properties officeooo:rsid="00b1687a" officeooo:paragraph-rsid="00b1687a"/>
    </style:style>
    <style:style style:name="P5" style:family="paragraph" style:parent-style-name="Standard">
      <style:text-properties fo:font-weight="bold" officeooo:rsid="00b5e0e4" officeooo:paragraph-rsid="00b5e0e4" style:font-weight-asian="bold" style:font-weight-complex="bold"/>
    </style:style>
    <style:style style:name="P6" style:family="paragraph" style:parent-style-name="Standard">
      <style:text-properties officeooo:rsid="00b5e0e4" officeooo:paragraph-rsid="00b5e0e4"/>
    </style:style>
    <style:style style:name="P7" style:family="paragraph" style:parent-style-name="Standard">
      <style:text-properties officeooo:rsid="00b7ea08" officeooo:paragraph-rsid="00b7ea08"/>
    </style:style>
    <style:style style:name="P8" style:family="paragraph" style:parent-style-name="Standard">
      <style:text-properties fo:color="#ff0000" loext:opacity="100%" officeooo:rsid="00736683" officeooo:paragraph-rsid="00b5e0e4"/>
    </style:style>
    <style:style style:name="P9" style:family="paragraph" style:parent-style-name="Standard">
      <style:text-properties fo:color="#000000" loext:opacity="100%" fo:font-weight="bold" officeooo:rsid="00bf0d41" officeooo:paragraph-rsid="00bf0d41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bf0d41" officeooo:paragraph-rsid="00c46e3e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bf0d41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bf0d41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officeooo:rsid="00c46e3e" officeooo:paragraph-rsid="00c46e3e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fo:font-weight="bold" officeooo:rsid="00bf0d41" officeooo:paragraph-rsid="00bf0d41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c46e3e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c46e3e"/>
    </style:style>
    <style:style style:name="P17" style:family="paragraph" style:parent-style-name="Standard">
      <style:text-properties fo:color="#000000" loext:opacity="100%" fo:font-weight="bold" officeooo:rsid="00bf67b6" officeooo:paragraph-rsid="00bf67b6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67b6" officeooo:paragraph-rsid="00bf67b6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67b6" officeooo:paragraph-rsid="00bf67b6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c8ca3d" officeooo:paragraph-rsid="00bf67b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bf67b6" officeooo:paragraph-rsid="00c8ca3d" style:font-weight-asian="normal" style:font-weight-complex="normal"/>
    </style:style>
    <style:style style:name="P22" style:family="paragraph" style:parent-style-name="Standard">
      <style:text-properties fo:color="#000000" loext:opacity="100%" officeooo:rsid="00c119eb" officeooo:paragraph-rsid="00c119eb"/>
    </style:style>
    <style:style style:name="P23" style:family="paragraph" style:parent-style-name="Standard">
      <style:text-properties fo:color="#ff0000" loext:opacity="100%" officeooo:rsid="00736683" officeooo:paragraph-rsid="00736683"/>
    </style:style>
    <style:style style:name="P24" style:family="paragraph" style:parent-style-name="Standard">
      <style:text-properties fo:color="#ff0000" loext:opacity="100%" officeooo:rsid="009d5a5e" officeooo:paragraph-rsid="009d5a5e"/>
    </style:style>
    <style:style style:name="P25" style:family="paragraph" style:parent-style-name="Standard">
      <style:text-properties fo:color="#ff0000" loext:opacity="100%" officeooo:rsid="00b1acbf" officeooo:paragraph-rsid="00b1acbf"/>
    </style:style>
    <style:style style:name="P26" style:family="paragraph" style:parent-style-name="Standard">
      <style:text-properties style:use-window-font-color="true" loext:opacity="0%" officeooo:rsid="0079476b" officeooo:paragraph-rsid="00b5e0e4"/>
    </style:style>
    <style:style style:name="P27" style:family="paragraph" style:parent-style-name="Standard">
      <style:text-properties style:use-window-font-color="true" loext:opacity="0%" officeooo:rsid="0079476b" officeooo:paragraph-rsid="0079476b"/>
    </style:style>
    <style:style style:name="P28" style:family="paragraph" style:parent-style-name="Standard">
      <style:text-properties officeooo:rsid="009939a3" officeooo:paragraph-rsid="009939a3"/>
    </style:style>
    <style:style style:name="P29" style:family="paragraph" style:parent-style-name="Heading_20_1">
      <style:text-properties officeooo:rsid="009d5a5e" officeooo:paragraph-rsid="009d5a5e"/>
    </style:style>
    <style:style style:name="P30" style:family="paragraph" style:parent-style-name="Text_20_body">
      <style:paragraph-properties fo:line-height="100%"/>
      <style:text-properties officeooo:rsid="009d5a5e" officeooo:paragraph-rsid="009d5a5e"/>
    </style:style>
    <style:style style:name="P31" style:family="paragraph" style:parent-style-name="Text_20_body">
      <style:paragraph-properties fo:margin-top="0in" fo:margin-bottom="0.0181in" style:contextual-spacing="false" fo:line-height="100%"/>
      <style:text-properties officeooo:rsid="009d5a5e" officeooo:paragraph-rsid="009d5a5e"/>
    </style:style>
    <style:style style:name="P3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3" style:family="paragraph" style:parent-style-name="Text_20_body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4" style:family="paragraph" style:parent-style-name="Text_20_body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officeooo:rsid="009e0eae" officeooo:paragraph-rsid="00a00243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e0eae" officeooo:paragraph-rsid="00a00243"/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e0eae" officeooo:paragraph-rsid="00a00243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a00243" officeooo:paragraph-rsid="00a00243"/>
    </style:style>
    <style:style style:name="P40" style:family="paragraph" style:parent-style-name="Text_20_body">
      <style:paragraph-properties fo:margin-top="0in" fo:margin-bottom="0.0181in" style:contextual-spacing="false" fo:line-height="100%"/>
      <style:text-properties officeooo:rsid="00a00243" officeooo:paragraph-rsid="00a00243"/>
    </style:style>
    <style:style style:name="P41" style:family="paragraph" style:parent-style-name="Standard" style:master-page-name="">
      <loext:graphic-properties draw:fill="none"/>
      <style:paragraph-properties fo:margin-left="0.5in" fo:margin-right="0in" fo:line-height="100%" fo:text-indent="0in" style:auto-text-indent="false" style:page-number="auto" fo:background-color="transparent"/>
      <style:text-properties officeooo:rsid="001e4eeb" officeooo:paragraph-rsid="00a00243"/>
    </style:style>
    <style:style style:name="P42" style:family="paragraph" style:parent-style-name="Text_20_body">
      <style:text-properties officeooo:rsid="00b85b6f" officeooo:paragraph-rsid="00b85b6f"/>
    </style:style>
    <style:style style:name="P43" style:family="paragraph" style:parent-style-name="Text_20_body">
      <style:text-properties officeooo:rsid="00bbe4d0" officeooo:paragraph-rsid="00bbe4d0"/>
    </style:style>
    <style:style style:name="P4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cf0224" officeooo:paragraph-rsid="00cf0224"/>
    </style:style>
    <style:style style:name="P4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cf0224" officeooo:paragraph-rsid="00cf0224"/>
    </style:style>
    <style:style style:name="P4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0b4b9" officeooo:paragraph-rsid="00d0b4b9"/>
    </style:style>
    <style:style style:name="P47" style:family="paragraph" style:parent-style-name="Text_20_body">
      <style:text-properties officeooo:rsid="00d0b4b9" officeooo:paragraph-rsid="00d0b4b9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0b4b9" officeooo:paragraph-rsid="00d0b4b9"/>
    </style:style>
    <style:style style:name="P4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101d3" officeooo:paragraph-rsid="00d101d3"/>
    </style:style>
    <style:style style:name="P50" style:family="paragraph" style:parent-style-name="Text_20_body">
      <style:text-properties officeooo:rsid="00d2f6c1" officeooo:paragraph-rsid="00d2f6c1"/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2f6c1" officeooo:paragraph-rsid="00d2f6c1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2f6c1" officeooo:paragraph-rsid="00d2f6c1"/>
    </style:style>
    <style:style style:name="P53" style:family="paragraph" style:parent-style-name="Heading_20_1">
      <style:text-properties officeooo:rsid="0093f4d7" officeooo:paragraph-rsid="0093f4d7"/>
    </style:style>
    <style:style style:name="P54" style:family="paragraph" style:parent-style-name="Text_20_body">
      <style:text-properties style:use-window-font-color="true" loext:opacity="0%" officeooo:rsid="00a542bd" officeooo:paragraph-rsid="00a542bd"/>
    </style:style>
    <style:style style:name="P55" style:family="paragraph" style:parent-style-name="Text_20_body">
      <style:text-properties style:use-window-font-color="true" loext:opacity="0%" officeooo:rsid="00af5a05" officeooo:paragraph-rsid="00af5a05"/>
    </style:style>
    <style:style style:name="P56" style:family="paragraph" style:parent-style-name="Text_20_body">
      <style:text-properties style:use-window-font-color="true" loext:opacity="0%" officeooo:rsid="00b3bf43" officeooo:paragraph-rsid="00b3bf43"/>
    </style:style>
    <style:style style:name="P57" style:family="paragraph" style:parent-style-name="Text_20_body">
      <style:text-properties style:use-window-font-color="true" loext:opacity="0%" officeooo:rsid="00b491fd" officeooo:paragraph-rsid="00b491fd"/>
    </style:style>
    <style:style style:name="P58" style:family="paragraph" style:parent-style-name="Text_20_body">
      <style:text-properties style:use-window-font-color="true" loext:opacity="0%" officeooo:rsid="00ae28fc" officeooo:paragraph-rsid="00ae28fc"/>
    </style:style>
    <style:style style:name="P5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use-window-font-color="true" loext:opacity="0%" officeooo:rsid="00a60a09" officeooo:paragraph-rsid="00a60a09"/>
    </style:style>
    <style:style style:name="P60" style:family="paragraph" style:parent-style-name="Text_20_body">
      <style:text-properties style:use-window-font-color="true" loext:opacity="0%" officeooo:rsid="0093f4d7" officeooo:paragraph-rsid="00acfdb5"/>
    </style:style>
    <style:style style:name="P61" style:family="paragraph" style:parent-style-name="Text_20_body">
      <style:text-properties style:use-window-font-color="true" loext:opacity="0%" officeooo:rsid="00a60a09" officeooo:paragraph-rsid="00a60a09"/>
    </style:style>
    <style:style style:name="P6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60a09" officeooo:paragraph-rsid="00a60a09"/>
    </style:style>
    <style:style style:name="P63" style:family="paragraph" style:parent-style-name="Text_20_body">
      <style:text-properties style:use-window-font-color="true" loext:opacity="0%" officeooo:rsid="00a60a09" officeooo:paragraph-rsid="00ac1192"/>
    </style:style>
    <style:style style:name="P6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-0.5in" style:auto-text-indent="false" fo:background-color="transparent"/>
      <style:text-properties style:use-window-font-color="true" loext:opacity="0%" officeooo:rsid="00ac1192" officeooo:paragraph-rsid="00ac1192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officeooo:rsid="00ac1192" officeooo:paragraph-rsid="00acfdb5"/>
    </style:style>
    <style:style style:name="P6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1192" officeooo:paragraph-rsid="00ac1192"/>
    </style:style>
    <style:style style:name="P6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60a09" officeooo:paragraph-rsid="00ac1192"/>
    </style:style>
    <style:style style:name="P6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fdb5" officeooo:paragraph-rsid="00acfdb5"/>
    </style:style>
    <style:style style:name="P6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cfdb5" officeooo:paragraph-rsid="00acfdb5"/>
    </style:style>
    <style:style style:name="P70" style:family="paragraph" style:parent-style-name="Text_20_body">
      <style:text-properties style:use-window-font-color="true" loext:opacity="0%" officeooo:rsid="00a60a09" officeooo:paragraph-rsid="00aabb10"/>
    </style:style>
    <style:style style:name="P71" style:family="paragraph" style:parent-style-name="Text_20_body">
      <style:text-properties fo:color="#ff0000" loext:opacity="100%" officeooo:rsid="00a60a09" officeooo:paragraph-rsid="00a60a09"/>
    </style:style>
    <style:style style:name="P72" style:family="paragraph" style:parent-style-name="Standard">
      <style:text-properties officeooo:rsid="00116953" officeooo:paragraph-rsid="00116953"/>
    </style:style>
    <style:style style:name="P73" style:family="paragraph" style:parent-style-name="Standard">
      <style:text-properties officeooo:rsid="00116953" officeooo:paragraph-rsid="001f64dd"/>
    </style:style>
    <style:style style:name="P74" style:family="paragraph" style:parent-style-name="Standard">
      <style:text-properties officeooo:rsid="00249123" officeooo:paragraph-rsid="00249123"/>
    </style:style>
    <style:style style:name="P75" style:family="paragraph" style:parent-style-name="Standard">
      <style:text-properties officeooo:rsid="0096690d" officeooo:paragraph-rsid="0096690d"/>
    </style:style>
    <style:style style:name="P7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1c61fe" officeooo:paragraph-rsid="001c61fe" style:font-weight-asian="normal" style:font-weight-complex="normal"/>
    </style:style>
    <style:style style:name="P78" style:family="paragraph" style:parent-style-name="Standard">
      <style:text-properties fo:font-weight="normal" officeooo:rsid="0020ccf2" officeooo:paragraph-rsid="0020ccf2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ccf2" officeooo:paragraph-rsid="0020ccf2"/>
    </style:style>
    <style:style style:name="P8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ccf2" officeooo:paragraph-rsid="0020ccf2"/>
    </style:style>
    <style:style style:name="P81" style:family="paragraph" style:parent-style-name="Standard">
      <style:text-properties officeooo:rsid="0020ccf2" officeooo:paragraph-rsid="0020ccf2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11e24" officeooo:paragraph-rsid="00211e24"/>
    </style:style>
    <style:style style:name="P8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e24" officeooo:paragraph-rsid="00211e24"/>
    </style:style>
    <style:style style:name="P84" style:family="paragraph" style:parent-style-name="Standard">
      <style:text-properties officeooo:rsid="00211e24" officeooo:paragraph-rsid="00211e24"/>
    </style:style>
    <style:style style:name="P85" style:family="paragraph" style:parent-style-name="Standard">
      <style:text-properties fo:font-weight="normal" officeooo:rsid="004c7389" officeooo:paragraph-rsid="004c7389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4c7389" officeooo:paragraph-rsid="004c7389"/>
    </style:style>
    <style:style style:name="P8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4c7389" officeooo:paragraph-rsid="004c7389"/>
    </style:style>
    <style:style style:name="P88" style:family="paragraph" style:parent-style-name="Standard">
      <style:text-properties officeooo:rsid="00c76806" officeooo:paragraph-rsid="00c76806"/>
    </style:style>
    <style:style style:name="P89" style:family="paragraph" style:parent-style-name="Standard">
      <style:text-properties officeooo:rsid="00663ab9" officeooo:paragraph-rsid="00663ab9"/>
    </style:style>
    <style:style style:name="P90" style:family="paragraph" style:parent-style-name="Heading_20_1">
      <style:text-properties officeooo:rsid="00163c15" officeooo:paragraph-rsid="00163c15"/>
    </style:style>
    <style:style style:name="P91" style:family="paragraph" style:parent-style-name="Text_20_body">
      <style:text-properties officeooo:rsid="00163c15" officeooo:paragraph-rsid="0017015b"/>
    </style:style>
    <style:style style:name="P92" style:family="paragraph" style:parent-style-name="Text_20_body">
      <style:text-properties officeooo:rsid="00163c15" officeooo:paragraph-rsid="00163c15"/>
    </style:style>
    <style:style style:name="P93" style:family="paragraph" style:parent-style-name="Text_20_body">
      <style:text-properties officeooo:rsid="0017015b" officeooo:paragraph-rsid="0017015b"/>
    </style:style>
    <style:style style:name="P94" style:family="paragraph" style:parent-style-name="Heading_20_1">
      <style:text-properties officeooo:rsid="00a1c285" officeooo:paragraph-rsid="00a1c285"/>
    </style:style>
    <style:style style:name="P95" style:family="paragraph" style:parent-style-name="Text_20_body">
      <style:text-properties fo:color="#ff0000" loext:opacity="100%" officeooo:paragraph-rsid="00a1c285"/>
    </style:style>
    <style:style style:name="P96" style:family="paragraph" style:parent-style-name="Heading_20_1">
      <style:text-properties officeooo:rsid="007044c2" officeooo:paragraph-rsid="007044c2"/>
    </style:style>
    <style:style style:name="P97" style:family="paragraph" style:parent-style-name="Text_20_body">
      <style:text-properties officeooo:rsid="007071b3" officeooo:paragraph-rsid="007071b3"/>
    </style:style>
    <style:style style:name="P98" style:family="paragraph" style:parent-style-name="Text_20_body">
      <style:text-properties officeooo:rsid="00478fb7" officeooo:paragraph-rsid="00478fb7"/>
    </style:style>
    <style:style style:name="P99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10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102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10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105" style:family="paragraph" style:parent-style-name="Standard">
      <style:text-properties officeooo:rsid="001250d7" officeooo:paragraph-rsid="001250d7"/>
    </style:style>
    <style:style style:name="P106" style:family="paragraph" style:parent-style-name="Standard">
      <style:text-properties officeooo:rsid="001352b6" officeooo:paragraph-rsid="001352b6"/>
    </style:style>
    <style:style style:name="P107" style:family="paragraph" style:parent-style-name="Standard">
      <style:text-properties officeooo:rsid="0013cf91" officeooo:paragraph-rsid="0013cf91"/>
    </style:style>
    <style:style style:name="P108" style:family="paragraph" style:parent-style-name="Heading_20_1">
      <style:text-properties officeooo:rsid="00d4edfd" officeooo:paragraph-rsid="00d4edfd"/>
    </style:style>
    <style:style style:name="P109" style:family="paragraph" style:parent-style-name="Text_20_body">
      <style:text-properties officeooo:rsid="00d5b199" officeooo:paragraph-rsid="00d5b199"/>
    </style:style>
    <style:style style:name="P110" style:family="paragraph" style:parent-style-name="Text_20_body">
      <style:text-properties fo:font-weight="bold" style:font-weight-asian="bold" style:font-weight-complex="bold"/>
    </style:style>
    <style:style style:name="P111" style:family="paragraph" style:parent-style-name="Text_20_body">
      <style:text-properties fo:font-weight="normal" officeooo:rsid="00d5b199" officeooo:paragraph-rsid="00d5b199" style:font-weight-asian="normal" style:font-weight-complex="normal"/>
    </style:style>
    <style:style style:name="P112" style:family="paragraph" style:parent-style-name="Text_20_body">
      <style:text-properties fo:font-weight="bold" officeooo:rsid="00d60945" officeooo:paragraph-rsid="00d60945" style:font-weight-asian="bold" style:font-weight-complex="bold"/>
    </style:style>
    <style:style style:name="P113" style:family="paragraph" style:parent-style-name="Text_20_body">
      <style:text-properties fo:font-weight="normal" officeooo:rsid="00d60945" officeooo:paragraph-rsid="00d60945" style:font-weight-asian="normal" style:font-weight-complex="normal"/>
    </style:style>
    <style:style style:name="P11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d6f2e3" officeooo:paragraph-rsid="00d6f2e3" style:font-weight-asian="normal" style:font-weight-complex="normal"/>
    </style:style>
    <style:style style:name="P11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d6f2e3" officeooo:paragraph-rsid="00d6f2e3" style:font-weight-asian="normal" style:font-weight-complex="normal"/>
    </style:style>
    <style:style style:name="P116" style:family="paragraph" style:parent-style-name="Text_20_body">
      <style:text-properties fo:font-weight="normal" officeooo:rsid="00d6f2e3" officeooo:paragraph-rsid="00d6f2e3" style:font-weight-asian="normal" style:font-weight-complex="normal"/>
    </style:style>
    <style:style style:name="P1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d6f2e3" officeooo:paragraph-rsid="00d6f2e3" style:font-weight-asian="normal" style:font-weight-complex="normal"/>
    </style:style>
    <style:style style:name="P11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d82e34" officeooo:paragraph-rsid="00d82e34" style:font-weight-asian="normal" style:font-weight-complex="normal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d82e34" officeooo:paragraph-rsid="00d82e34" style:font-weight-asian="bold" style:font-weight-complex="bold"/>
    </style:style>
    <style:style style:name="P1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d82e34" officeooo:paragraph-rsid="00d82e34" style:font-weight-asian="normal" style:font-weight-complex="normal"/>
    </style:style>
    <style:style style:name="P121" style:family="paragraph" style:parent-style-name="Heading_20_1">
      <style:text-properties officeooo:rsid="005345c0" officeooo:paragraph-rsid="005345c0"/>
    </style:style>
    <style:style style:name="P122" style:family="paragraph" style:parent-style-name="Text_20_body">
      <style:text-properties officeooo:rsid="005345c0" officeooo:paragraph-rsid="005345c0"/>
    </style:style>
    <style:style style:name="P123" style:family="paragraph" style:parent-style-name="Text_20_body">
      <style:text-properties officeooo:rsid="005398d6" officeooo:paragraph-rsid="005398d6"/>
    </style:style>
    <style:style style:name="P124" style:family="paragraph" style:parent-style-name="Text_20_body">
      <style:text-properties officeooo:rsid="0054733e" officeooo:paragraph-rsid="0054733e"/>
    </style:style>
    <style:style style:name="P125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126" style:family="paragraph" style:parent-style-name="Text_20_body">
      <style:text-properties officeooo:rsid="0055df56" officeooo:paragraph-rsid="0055df56"/>
    </style:style>
    <style:style style:name="P127" style:family="paragraph" style:parent-style-name="Text_20_body">
      <style:text-properties officeooo:rsid="0058cbbf" officeooo:paragraph-rsid="0058cbbf"/>
    </style:style>
    <style:style style:name="P128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129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3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3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13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137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38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139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140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41" style:family="paragraph" style:parent-style-name="Text_20_body">
      <style:text-properties officeooo:rsid="0034e8a2" officeooo:paragraph-rsid="0040a430"/>
    </style:style>
    <style:style style:name="P142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143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144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145" style:family="paragraph" style:parent-style-name="Text_20_body">
      <style:text-properties officeooo:rsid="0034e8a2" officeooo:paragraph-rsid="00369ffa"/>
    </style:style>
    <style:style style:name="P146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47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148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149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50" style:family="paragraph" style:parent-style-name="Text_20_body">
      <style:text-properties officeooo:rsid="00395a4d" officeooo:paragraph-rsid="00395a4d"/>
    </style:style>
    <style:style style:name="P151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152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53" style:family="paragraph" style:parent-style-name="Text_20_body">
      <style:text-properties officeooo:rsid="003b9899" officeooo:paragraph-rsid="003b9899"/>
    </style:style>
    <style:style style:name="P154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155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156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57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58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159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16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16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162" style:family="paragraph" style:parent-style-name="Text_20_body">
      <style:text-properties officeooo:rsid="00354461" officeooo:paragraph-rsid="00354461"/>
    </style:style>
    <style:style style:name="P163" style:family="paragraph" style:parent-style-name="Text_20_body">
      <style:text-properties officeooo:rsid="004d177b" officeooo:paragraph-rsid="004d177b"/>
    </style:style>
    <style:style style:name="P164" style:family="paragraph" style:parent-style-name="Heading_20_2">
      <style:text-properties officeooo:rsid="00628127" officeooo:paragraph-rsid="00628127"/>
    </style:style>
    <style:style style:name="P165" style:family="paragraph" style:parent-style-name="Text_20_body">
      <style:text-properties officeooo:rsid="00628127" officeooo:paragraph-rsid="00628127"/>
    </style:style>
    <style:style style:name="P166" style:family="paragraph" style:parent-style-name="Text_20_body">
      <style:text-properties officeooo:rsid="004ebd1a" officeooo:paragraph-rsid="004ebd1a"/>
    </style:style>
    <style:style style:name="P167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16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69" style:family="paragraph" style:parent-style-name="Text_20_body">
      <style:text-properties officeooo:rsid="004fe2e3" officeooo:paragraph-rsid="004fe2e3"/>
    </style:style>
    <style:style style:name="P17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71" style:family="paragraph" style:parent-style-name="Text_20_body">
      <style:text-properties officeooo:rsid="0065086a" officeooo:paragraph-rsid="0065086a"/>
    </style:style>
    <style:style style:name="P172" style:family="paragraph" style:parent-style-name="Text_20_body">
      <style:text-properties officeooo:rsid="005000c9" officeooo:paragraph-rsid="005000c9"/>
    </style:style>
    <style:style style:name="P173" style:family="paragraph" style:parent-style-name="Text_20_body">
      <style:text-properties officeooo:rsid="00523761" officeooo:paragraph-rsid="00523761"/>
    </style:style>
    <style:style style:name="P174" style:family="paragraph" style:parent-style-name="Text_20_body">
      <style:text-properties officeooo:rsid="0063bc70" officeooo:paragraph-rsid="0063bc70"/>
    </style:style>
    <style:style style:name="P175" style:family="paragraph" style:parent-style-name="Text_20_body">
      <style:text-properties officeooo:rsid="00524c48" officeooo:paragraph-rsid="00524c48"/>
    </style:style>
    <style:style style:name="P176" style:family="paragraph" style:parent-style-name="Text_20_body">
      <style:paragraph-properties fo:margin-top="0in" fo:margin-bottom="0in" style:contextual-spacing="false"/>
      <style:text-properties officeooo:rsid="0068ef07" officeooo:paragraph-rsid="0068ef07"/>
    </style:style>
    <style:style style:name="P177" style:family="paragraph" style:parent-style-name="Text_20_body">
      <style:paragraph-properties fo:margin-top="0in" fo:margin-bottom="0in" style:contextual-spacing="false"/>
      <style:text-properties officeooo:rsid="0068ef07" officeooo:paragraph-rsid="006d0ff4"/>
    </style:style>
    <style:style style:name="P178" style:family="paragraph" style:parent-style-name="Text_20_body">
      <style:paragraph-properties fo:margin-top="0in" fo:margin-bottom="0in" style:contextual-spacing="false"/>
      <style:text-properties officeooo:rsid="006d0ff4" officeooo:paragraph-rsid="006d0ff4"/>
    </style:style>
    <style:style style:name="P179" style:family="paragraph" style:parent-style-name="Text_20_body">
      <style:paragraph-properties fo:margin-top="0in" fo:margin-bottom="0in" style:contextual-spacing="false"/>
      <style:text-properties officeooo:rsid="006a64bc" officeooo:paragraph-rsid="006a64bc"/>
    </style:style>
    <style:style style:name="P180" style:family="paragraph" style:parent-style-name="Text_20_body">
      <style:text-properties officeooo:rsid="006d0ff4" officeooo:paragraph-rsid="006d0ff4"/>
    </style:style>
    <style:style style:name="P181" style:family="paragraph" style:parent-style-name="Text_20_body">
      <style:text-properties officeooo:rsid="0079fbf7" officeooo:paragraph-rsid="0079fbf7"/>
    </style:style>
    <style:style style:name="P182" style:family="paragraph" style:parent-style-name="Text_20_body">
      <style:text-properties fo:color="#ff0000" loext:opacity="100%" officeooo:rsid="0079fbf7" officeooo:paragraph-rsid="0079fbf7"/>
    </style:style>
    <style:style style:name="P183" style:family="paragraph" style:parent-style-name="Text_20_body">
      <style:text-properties officeooo:rsid="007ae49e" officeooo:paragraph-rsid="007ae49e"/>
    </style:style>
    <style:style style:name="P18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e49e" officeooo:paragraph-rsid="007ae49e"/>
    </style:style>
    <style:style style:name="P18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7ae49e" officeooo:paragraph-rsid="007ae49e"/>
    </style:style>
    <style:style style:name="P186" style:family="paragraph" style:parent-style-name="Text_20_body">
      <style:paragraph-properties fo:margin-top="0in" fo:margin-bottom="0.0181in" style:contextual-spacing="false"/>
      <style:text-properties fo:language="en" fo:country="US" fo:font-weight="normal" officeooo:rsid="0081d9d6" officeooo:paragraph-rsid="0081d9d6" style:font-weight-asian="normal" style:font-weight-complex="normal"/>
    </style:style>
    <style:style style:name="P18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8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8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bba" officeooo:paragraph-rsid="0081dbba" style:font-weight-asian="normal" style:font-weight-complex="normal"/>
    </style:style>
    <style:style style:name="P190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3c351" style:font-weight-asian="normal" style:font-weight-complex="normal"/>
    </style:style>
    <style:style style:name="P191" style:family="paragraph" style:parent-style-name="Text_20_body">
      <style:paragraph-properties fo:margin-top="0in" fo:margin-bottom="0.0181in" style:contextual-spacing="false"/>
      <style:text-properties fo:language="en" fo:country="US" officeooo:rsid="0081d9d6" officeooo:paragraph-rsid="0081d9d6"/>
    </style:style>
    <style:style style:name="P192" style:family="paragraph" style:parent-style-name="Text_20_body">
      <style:paragraph-properties fo:margin-top="0in" fo:margin-bottom="0.0181in" style:contextual-spacing="false"/>
      <style:text-properties fo:language="en" fo:country="US" officeooo:rsid="007c80df" officeooo:paragraph-rsid="007c80df"/>
    </style:style>
    <style:style style:name="P19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fa229" officeooo:paragraph-rsid="007fa229"/>
    </style:style>
    <style:style style:name="P19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fa229" officeooo:paragraph-rsid="007fa229"/>
    </style:style>
    <style:style style:name="P19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c80df" officeooo:paragraph-rsid="007c80df"/>
    </style:style>
    <style:style style:name="P19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c80df" officeooo:paragraph-rsid="007c80df"/>
    </style:style>
    <style:style style:name="P19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9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9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0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0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bold" officeooo:rsid="007ec937" officeooo:paragraph-rsid="007ec937" style:font-weight-asian="bold" style:font-weight-complex="bold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0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0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0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0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8c39f" style:font-weight-asian="normal" style:font-weight-complex="normal"/>
    </style:style>
    <style:style style:name="P20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6fbf5" style:font-weight-asian="normal" style:font-weight-complex="normal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11" style:family="paragraph" style:parent-style-name="Text_20_body">
      <style:paragraph-properties fo:margin-top="0in" fo:margin-bottom="0.0181in" style:contextual-spacing="false"/>
      <style:text-properties fo:color="#ff0000" loext:opacity="100%" fo:language="en" fo:country="US" officeooo:rsid="007fa229" officeooo:paragraph-rsid="007fa229"/>
    </style:style>
    <style:style style:name="P212" style:family="paragraph" style:parent-style-name="Text_20_body">
      <style:paragraph-properties fo:margin-top="0in" fo:margin-bottom="0.0181in" style:contextual-spacing="false"/>
      <style:text-properties style:use-window-font-color="true" loext:opacity="0%" fo:language="en" fo:country="US" officeooo:rsid="008d9386" officeooo:paragraph-rsid="008d9386"/>
    </style:style>
    <style:style style:name="P21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d9386"/>
    </style:style>
    <style:style style:name="P21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1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e3073"/>
    </style:style>
    <style:style style:name="P216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e3073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1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e3073" officeooo:paragraph-rsid="008e3073"/>
    </style:style>
    <style:style style:name="P22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21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04e02" officeooo:paragraph-rsid="00904e02"/>
    </style:style>
    <style:style style:name="P22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15e63" officeooo:paragraph-rsid="00915e63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904e02" officeooo:paragraph-rsid="00904e02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aafb" officeooo:paragraph-rsid="008eaafb"/>
    </style:style>
    <style:style style:name="P225" style:family="paragraph" style:parent-style-name="Text_20_body">
      <style:text-properties officeooo:paragraph-rsid="009c8d0c"/>
    </style:style>
    <style:style style:name="P226" style:family="paragraph" style:parent-style-name="Text_20_body">
      <style:text-properties officeooo:rsid="0093f4d7" officeooo:paragraph-rsid="0093f4d7"/>
    </style:style>
    <style:style style:name="P227" style:family="paragraph" style:parent-style-name="Text_20_body">
      <style:text-properties officeooo:rsid="0094bfbd" officeooo:paragraph-rsid="00a3c710"/>
    </style:style>
    <style:style style:name="P228" style:family="paragraph" style:parent-style-name="Text_20_body">
      <style:paragraph-properties fo:line-height="100%"/>
      <style:text-properties officeooo:rsid="0093f4d7" officeooo:paragraph-rsid="0093f4d7"/>
    </style:style>
    <style:style style:name="P22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3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4bfbd" officeooo:paragraph-rsid="0094bfbd"/>
    </style:style>
    <style:style style:name="P23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officeooo:rsid="009ab6ed" officeooo:paragraph-rsid="009ab6ed"/>
    </style:style>
    <style:style style:name="P232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33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85443" officeooo:paragraph-rsid="00985443"/>
    </style:style>
    <style:style style:name="P234" style:family="paragraph" style:parent-style-name="Text_20_body">
      <style:paragraph-properties fo:margin-top="0in" fo:margin-bottom="0.0181in" style:contextual-spacing="false"/>
      <style:text-properties officeooo:rsid="0093f4d7" officeooo:paragraph-rsid="0093f4d7"/>
    </style:style>
    <style:style style:name="P235" style:family="paragraph" style:parent-style-name="Text_20_body">
      <style:paragraph-properties fo:margin-top="0in" fo:margin-bottom="0.0181in" style:contextual-spacing="false"/>
      <style:text-properties officeooo:rsid="0094bfbd" officeooo:paragraph-rsid="0094bfbd"/>
    </style:style>
    <style:style style:name="P236" style:family="paragraph" style:parent-style-name="Text_20_body">
      <style:paragraph-properties fo:margin-top="0in" fo:margin-bottom="0.0181in" style:contextual-spacing="false"/>
      <style:text-properties officeooo:rsid="0096690d" officeooo:paragraph-rsid="0096690d"/>
    </style:style>
    <style:style style:name="P237" style:family="paragraph" style:parent-style-name="Text_20_body">
      <style:paragraph-properties fo:margin-top="0in" fo:margin-bottom="0.0181in" style:contextual-spacing="false"/>
      <style:text-properties officeooo:rsid="00985443" officeooo:paragraph-rsid="00985443"/>
    </style:style>
    <style:style style:name="P238" style:family="paragraph" style:parent-style-name="Text_20_body">
      <style:paragraph-properties fo:margin-top="0in" fo:margin-bottom="0.0181in" style:contextual-spacing="false"/>
      <style:text-properties officeooo:rsid="009ab6ed" officeooo:paragraph-rsid="009ab6ed"/>
    </style:style>
    <style:style style:name="P239" style:family="paragraph" style:parent-style-name="Text_20_body">
      <style:paragraph-properties fo:margin-top="0in" fo:margin-bottom="0.0181in" style:contextual-spacing="false"/>
      <style:text-properties fo:color="#ff0000" loext:opacity="100%" officeooo:rsid="009c342d" officeooo:paragraph-rsid="009c342d"/>
    </style:style>
    <style:style style:name="P240" style:family="paragraph" style:parent-style-name="Text_20_body">
      <style:paragraph-properties fo:margin-top="0in" fo:margin-bottom="0.0181in" style:contextual-spacing="false"/>
      <style:text-properties officeooo:rsid="009733bd" officeooo:paragraph-rsid="009733bd"/>
    </style:style>
    <style:style style:name="P241" style:family="paragraph" style:parent-style-name="Text_20_body">
      <style:paragraph-properties fo:margin-top="0in" fo:margin-bottom="0.0181in" style:contextual-spacing="false"/>
      <style:text-properties officeooo:rsid="009939a3" officeooo:paragraph-rsid="009939a3"/>
    </style:style>
    <style:style style:name="P242" style:family="paragraph" style:parent-style-name="Text_20_body">
      <style:paragraph-properties fo:margin-top="0in" fo:margin-bottom="0.0181in" style:contextual-spacing="false"/>
      <style:text-properties officeooo:rsid="0094bfbd" officeooo:paragraph-rsid="009939a3"/>
    </style:style>
    <style:style style:name="P243" style:family="paragraph" style:parent-style-name="Text_20_body">
      <style:text-properties officeooo:rsid="00a362af" officeooo:paragraph-rsid="00a362af"/>
    </style:style>
    <style:style style:name="P244" style:family="paragraph" style:parent-style-name="Text_20_body">
      <style:text-properties officeooo:rsid="00a3c710" officeooo:paragraph-rsid="00a3c710"/>
    </style:style>
    <style:style style:name="P245" style:family="paragraph" style:parent-style-name="Text_20_body">
      <style:text-properties fo:color="#ff0000" loext:opacity="100%" officeooo:rsid="00a430cd" officeooo:paragraph-rsid="00a430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76c05"/>
    </style:style>
    <style:style style:name="T3" style:family="text">
      <style:text-properties officeooo:rsid="00c46e3e"/>
    </style:style>
    <style:style style:name="T4" style:family="text">
      <style:text-properties fo:font-weight="normal" officeooo:rsid="00c46e3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01f0e"/>
    </style:style>
    <style:style style:name="T7" style:family="text">
      <style:text-properties officeooo:rsid="00c8ca3d"/>
    </style:style>
    <style:style style:name="T8" style:family="text">
      <style:text-properties fo:font-weight="bold" officeooo:rsid="00c8ca3d" style:font-weight-asian="bold" style:font-weight-complex="bold"/>
    </style:style>
    <style:style style:name="T9" style:family="text">
      <style:text-properties fo:font-weight="normal" officeooo:rsid="00bf67b6" style:font-weight-asian="normal" style:font-weight-complex="normal"/>
    </style:style>
    <style:style style:name="T10" style:family="text">
      <style:text-properties officeooo:rsid="00b491fd"/>
    </style:style>
    <style:style style:name="T11" style:family="text">
      <style:text-properties officeooo:rsid="009e0eae"/>
    </style:style>
    <style:style style:name="T12" style:family="text">
      <style:text-properties fo:font-weight="normal" officeooo:rsid="00a00243" style:font-weight-asian="normal" style:font-weight-complex="normal"/>
    </style:style>
    <style:style style:name="T13" style:family="text">
      <style:text-properties officeooo:rsid="001ebb3a"/>
    </style:style>
    <style:style style:name="T14" style:family="text">
      <style:text-properties officeooo:rsid="007044c2"/>
    </style:style>
    <style:style style:name="T15" style:family="text">
      <style:text-properties officeooo:rsid="00bbe4d0"/>
    </style:style>
    <style:style style:name="T16" style:family="text">
      <style:text-properties officeooo:rsid="00bd375d"/>
    </style:style>
    <style:style style:name="T17" style:family="text">
      <style:text-properties officeooo:rsid="00a542bd"/>
    </style:style>
    <style:style style:name="T18" style:family="text">
      <style:text-properties officeooo:rsid="00a60a09"/>
    </style:style>
    <style:style style:name="T19" style:family="text">
      <style:text-properties fo:language="uk" fo:country="UA"/>
    </style:style>
    <style:style style:name="T20" style:family="text">
      <style:text-properties fo:language="en" fo:country="US" officeooo:rsid="00a86bbd"/>
    </style:style>
    <style:style style:name="T21" style:family="text">
      <style:text-properties fo:language="en" fo:country="US" officeooo:rsid="00a8ef42"/>
    </style:style>
    <style:style style:name="T22" style:family="text">
      <style:text-properties fo:color="#ff0000" loext:opacity="100%" fo:language="en" fo:country="US" officeooo:rsid="00a8ef42"/>
    </style:style>
    <style:style style:name="T23" style:family="text">
      <style:text-properties fo:color="#000000" loext:opacity="100%" fo:language="en" fo:country="US" officeooo:rsid="00a8ef42"/>
    </style:style>
    <style:style style:name="T24" style:family="text">
      <style:text-properties fo:color="#000000" loext:opacity="100%" fo:language="en" fo:country="US" officeooo:rsid="00acfdb5"/>
    </style:style>
    <style:style style:name="T25" style:family="text">
      <style:text-properties fo:color="#000000" loext:opacity="100%" fo:language="en" fo:country="US" officeooo:rsid="00ae28fc"/>
    </style:style>
    <style:style style:name="T26" style:family="text">
      <style:text-properties fo:language="en" fo:country="US" officeooo:rsid="00a7f3a4"/>
    </style:style>
    <style:style style:name="T27" style:family="text">
      <style:text-properties fo:language="en" fo:country="US" officeooo:rsid="00ac06b0"/>
    </style:style>
    <style:style style:name="T28" style:family="text">
      <style:text-properties fo:font-weight="bold" officeooo:rsid="00a86bbd" style:font-weight-asian="bold" style:font-weight-complex="bold"/>
    </style:style>
    <style:style style:name="T29" style:family="text">
      <style:text-properties officeooo:rsid="00a86bbd"/>
    </style:style>
    <style:style style:name="T30" style:family="text">
      <style:text-properties officeooo:rsid="00ac06b0"/>
    </style:style>
    <style:style style:name="T31" style:family="text">
      <style:text-properties officeooo:rsid="00ac1192"/>
    </style:style>
    <style:style style:name="T32" style:family="text">
      <style:text-properties fo:language="en" fo:country="US" officeooo:rsid="00aabb10"/>
    </style:style>
    <style:style style:name="T33" style:family="text">
      <style:text-properties fo:language="en" fo:country="US" officeooo:rsid="00b29570"/>
    </style:style>
    <style:style style:name="T34" style:family="text">
      <style:text-properties officeooo:rsid="00acfdb5"/>
    </style:style>
    <style:style style:name="T35" style:family="text">
      <style:text-properties fo:language="en" fo:country="US" fo:font-weight="bold" officeooo:rsid="00ac06b0" style:font-weight-asian="bold" style:font-weight-complex="bold"/>
    </style:style>
    <style:style style:name="T36" style:family="text">
      <style:text-properties fo:language="en" fo:country="US" officeooo:rsid="00acfdb5"/>
    </style:style>
    <style:style style:name="T37" style:family="text">
      <style:text-properties officeooo:rsid="001f64dd"/>
    </style:style>
    <style:style style:name="T38" style:family="text">
      <style:text-properties officeooo:rsid="002048f1"/>
    </style:style>
    <style:style style:name="T39" style:family="text">
      <style:text-properties officeooo:rsid="0020ccf2"/>
    </style:style>
    <style:style style:name="T40" style:family="text">
      <style:text-properties officeooo:rsid="002279b1"/>
    </style:style>
    <style:style style:name="T41" style:family="text">
      <style:text-properties officeooo:rsid="00251b4c"/>
    </style:style>
    <style:style style:name="T42" style:family="text">
      <style:text-properties officeooo:rsid="002ac288"/>
    </style:style>
    <style:style style:name="T43" style:family="text">
      <style:text-properties officeooo:rsid="00cd2491"/>
    </style:style>
    <style:style style:name="T44" style:family="text">
      <style:text-properties officeooo:rsid="00c58ff8"/>
    </style:style>
    <style:style style:name="T45" style:family="text">
      <style:text-properties fo:font-weight="bold" officeooo:rsid="00c58ff8" style:font-weight-asian="bold" style:font-weight-complex="bold"/>
    </style:style>
    <style:style style:name="T46" style:family="text">
      <style:text-properties officeooo:rsid="0017015b"/>
    </style:style>
    <style:style style:name="T47" style:family="text">
      <style:text-properties fo:font-weight="bold" officeooo:rsid="0048b2bd" style:font-weight-asian="bold" style:font-weight-complex="bold"/>
    </style:style>
    <style:style style:name="T48" style:family="text">
      <style:text-properties officeooo:rsid="0048b2bd"/>
    </style:style>
    <style:style style:name="T49" style:family="text">
      <style:text-properties officeooo:rsid="001352b6"/>
    </style:style>
    <style:style style:name="T50" style:family="text">
      <style:text-properties officeooo:rsid="00d60945"/>
    </style:style>
    <style:style style:name="T51" style:family="text">
      <style:text-properties fo:color="#ff0000" loext:opacity="100%"/>
    </style:style>
    <style:style style:name="T52" style:family="text">
      <style:text-properties fo:language="uk" fo:country="UA" fo:font-weight="normal" officeooo:rsid="00d82e34" style:font-weight-asian="normal" style:font-weight-complex="normal"/>
    </style:style>
    <style:style style:name="T53" style:family="text">
      <style:text-properties fo:language="en" fo:country="US" fo:font-weight="normal" officeooo:rsid="00d82e34" style:font-weight-asian="normal" style:font-weight-complex="normal"/>
    </style:style>
    <style:style style:name="T54" style:family="text">
      <style:text-properties fo:language="en" fo:country="US" officeooo:rsid="00d6f2e3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officeooo:rsid="0054733e"/>
    </style:style>
    <style:style style:name="T58" style:family="text">
      <style:text-properties officeooo:rsid="0057d9cb"/>
    </style:style>
    <style:style style:name="T59" style:family="text">
      <style:text-properties fo:font-weight="bold" officeooo:rsid="0057d9cb" style:font-weight-asian="bold" style:font-weight-complex="bold"/>
    </style:style>
    <style:style style:name="T60" style:family="text">
      <style:text-properties officeooo:rsid="00598b1f"/>
    </style:style>
    <style:style style:name="T61" style:family="text">
      <style:text-properties fo:font-weight="bold" officeooo:rsid="00598b1f" style:font-weight-asian="bold" style:font-weight-complex="bold"/>
    </style:style>
    <style:style style:name="T62" style:family="text">
      <style:text-properties officeooo:rsid="0058e9cb"/>
    </style:style>
    <style:style style:name="T63" style:family="text">
      <style:text-properties officeooo:rsid="005c8684"/>
    </style:style>
    <style:style style:name="T64" style:family="text">
      <style:text-properties officeooo:rsid="005eb369"/>
    </style:style>
    <style:style style:name="T65" style:family="text">
      <style:text-properties officeooo:rsid="0042db3d"/>
    </style:style>
    <style:style style:name="T66" style:family="text">
      <style:text-properties officeooo:rsid="003c037c"/>
    </style:style>
    <style:style style:name="T67" style:family="text">
      <style:text-properties officeooo:rsid="00369ffa"/>
    </style:style>
    <style:style style:name="T68" style:family="text">
      <style:text-properties officeooo:rsid="00354461"/>
    </style:style>
    <style:style style:name="T69" style:family="text">
      <style:text-properties officeooo:rsid="0040a430"/>
    </style:style>
    <style:style style:name="T70" style:family="text">
      <style:text-properties officeooo:rsid="0041e916"/>
    </style:style>
    <style:style style:name="T71" style:family="text">
      <style:text-properties officeooo:rsid="0037ad9a"/>
    </style:style>
    <style:style style:name="T72" style:family="text">
      <style:text-properties officeooo:rsid="003ae943"/>
    </style:style>
    <style:style style:name="T73" style:family="text">
      <style:text-properties fo:color="#c9211e" loext:opacity="100%" fo:font-weight="bold" style:font-weight-asian="bold" style:font-weight-complex="bold"/>
    </style:style>
    <style:style style:name="T74" style:family="text">
      <style:text-properties officeooo:rsid="0039eda6"/>
    </style:style>
    <style:style style:name="T75" style:family="text">
      <style:text-properties officeooo:rsid="003b9899"/>
    </style:style>
    <style:style style:name="T76" style:family="text">
      <style:text-properties officeooo:rsid="00620709"/>
    </style:style>
    <style:style style:name="T77" style:family="text">
      <style:text-properties officeooo:rsid="004574aa"/>
    </style:style>
    <style:style style:name="T78" style:family="text">
      <style:text-properties officeooo:rsid="003cc600"/>
    </style:style>
    <style:style style:name="T79" style:family="text">
      <style:text-properties officeooo:rsid="004f1c3f"/>
    </style:style>
    <style:style style:name="T80" style:family="text">
      <style:text-properties fo:color="#c9211e" loext:opacity="100%" fo:font-weight="bold" officeooo:rsid="0050723e" style:font-weight-asian="bold" style:font-weight-complex="bold"/>
    </style:style>
    <style:style style:name="T81" style:family="text">
      <style:text-properties officeooo:rsid="00523761"/>
    </style:style>
    <style:style style:name="T82" style:family="text">
      <style:text-properties officeooo:rsid="005000c9"/>
    </style:style>
    <style:style style:name="T83" style:family="text">
      <style:text-properties fo:font-weight="bold" officeooo:rsid="006d0ff4" style:font-weight-asian="bold" style:font-weight-complex="bold"/>
    </style:style>
    <style:style style:name="T84" style:family="text">
      <style:text-properties fo:font-weight="normal" officeooo:rsid="006d0ff4" style:font-weight-asian="normal" style:font-weight-complex="normal"/>
    </style:style>
    <style:style style:name="T85" style:family="text">
      <style:text-properties officeooo:rsid="0068ef07"/>
    </style:style>
    <style:style style:name="T86" style:family="text">
      <style:text-properties fo:font-weight="normal" officeooo:rsid="0068ef07" style:font-weight-asian="normal" style:font-weight-complex="normal"/>
    </style:style>
    <style:style style:name="T87" style:family="text">
      <style:text-properties officeooo:rsid="006d0ff4"/>
    </style:style>
    <style:style style:name="T88" style:family="text">
      <style:text-properties officeooo:rsid="006b92e7"/>
    </style:style>
    <style:style style:name="T89" style:family="text">
      <style:text-properties fo:font-weight="normal" officeooo:rsid="006b92e7" style:font-weight-asian="normal" style:font-weight-complex="normal"/>
    </style:style>
    <style:style style:name="T90" style:family="text">
      <style:text-properties fo:font-weight="bold" officeooo:rsid="006b92e7" style:font-weight-asian="bold" style:font-weight-complex="bold"/>
    </style:style>
    <style:style style:name="T91" style:family="text">
      <style:text-properties officeooo:rsid="007d2201"/>
    </style:style>
    <style:style style:name="T92" style:family="text">
      <style:text-properties officeooo:rsid="0081dbba"/>
    </style:style>
    <style:style style:name="T93" style:family="text">
      <style:text-properties officeooo:rsid="00857777"/>
    </style:style>
    <style:style style:name="T94" style:family="text">
      <style:text-properties officeooo:rsid="007fa229"/>
    </style:style>
    <style:style style:name="T95" style:family="text">
      <style:text-properties officeooo:rsid="008bdd83"/>
    </style:style>
    <style:style style:name="T96" style:family="text">
      <style:text-properties fo:font-weight="bold" officeooo:rsid="00857777" style:font-weight-asian="bold" style:font-weight-complex="bold"/>
    </style:style>
    <style:style style:name="T97" style:family="text">
      <style:text-properties officeooo:rsid="0088c39f"/>
    </style:style>
    <style:style style:name="T98" style:family="text">
      <style:text-properties officeooo:rsid="008a77b7"/>
    </style:style>
    <style:style style:name="T99" style:family="text">
      <style:text-properties officeooo:rsid="008e3073"/>
    </style:style>
    <style:style style:name="T100" style:family="text">
      <style:text-properties fo:font-weight="bold" officeooo:rsid="008d9386" style:font-weight-asian="bold" style:font-weight-complex="bold"/>
    </style:style>
    <style:style style:name="T101" style:family="text">
      <style:text-properties officeooo:rsid="008d9386"/>
    </style:style>
    <style:style style:name="T102" style:family="text">
      <style:text-properties fo:font-weight="bold" officeooo:rsid="00915e63" style:font-weight-asian="bold" style:font-weight-complex="bold"/>
    </style:style>
    <style:style style:name="T103" style:family="text">
      <style:text-properties officeooo:rsid="00929ab4"/>
    </style:style>
    <style:style style:name="T104" style:family="text">
      <style:text-properties officeooo:rsid="00a3c710"/>
    </style:style>
    <style:style style:name="T105" style:family="text">
      <style:text-properties officeooo:rsid="0093f4d7"/>
    </style:style>
    <style:style style:name="T106" style:family="text">
      <style:text-properties officeooo:rsid="009733bd"/>
    </style:style>
    <style:style style:name="T107" style:family="text">
      <style:text-properties fo:font-weight="bold" officeooo:rsid="009733bd" style:font-weight-asian="bold" style:font-weight-complex="bold"/>
    </style:style>
    <style:style style:name="T108" style:family="text">
      <style:text-properties fo:font-weight="bold" officeooo:rsid="009c8d0c" style:font-weight-asian="bold" style:font-weight-complex="bold"/>
    </style:style>
    <style:style style:name="T109" style:family="text">
      <style:text-properties officeooo:rsid="009c8d0c"/>
    </style:style>
    <style:style style:name="T110" style:family="text">
      <style:text-properties officeooo:rsid="00a4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2">sys.arsv[1] – a list of arguments, [0] is a name of .py file</text:p>
      <text:p text:style-name="P2"/>
      <text:p text:style-name="P3">Read console input</text:p>
      <text:p text:style-name="P4">something = <text:span text:style-name="T1">input</text:span>(“Hint to enter something: ”)</text:p>
      <text:p text:style-name="P4"/>
      <text:p text:style-name="P5">Operators</text:p>
      <text:p text:style-name="P6">Bitwise operators – like in Java, but there is no <text:span text:style-name="T2">unsigned right shift(&gt;&gt;&gt;).</text:span></text:p>
      <text:p text:style-name="P7">Integral division: x = 5 // 3 # x=1</text:p>
      <text:p text:style-name="P8"/>
      <text:p text:style-name="P9">Reference current class in type hint</text:p>
      <text:p text:style-name="P10"><text:span text:style-name="T3">Solution 1</text:span><text:span text:style-name="T4">. Q</text:span><text:span text:style-name="T5">uote class name</text:span></text:p>
      <text:p text:style-name="P11">class A:</text:p>
      <text:p text:style-name="P12"><text:tab/>ref: <text:span text:style-name="T1">‘A’</text:span></text:p>
      <text:p text:style-name="P12"><text:tab/>def func(self, obj: <text:span text:style-name="T1">‘A’</text:span>) → <text:span text:style-name="T1">‘A’</text:span></text:p>
      <text:p text:style-name="P12"><text:tab/><text:tab/>…</text:p>
      <text:p text:style-name="P13"><text:span text:style-name="T1">Solution 2</text:span>. Import annotations and do not quote class name</text:p>
      <text:p text:style-name="P14">from __future__ import annotations</text:p>
      <text:p text:style-name="P15">class A:</text:p>
      <text:p text:style-name="P16"><text:tab/>ref: <text:span text:style-name="T1">A</text:span></text:p>
      <text:p text:style-name="P16"><text:tab/>def func(self, obj: <text:span text:style-name="T1">A</text:span>) → <text:span text:style-name="T1">A</text:span></text:p>
      <text:p text:style-name="P16"><text:tab/><text:tab/>…</text:p>
      <text:p text:style-name="P17"/>
      <text:p text:style-name="P17">Static class members</text:p>
      <text:p text:style-name="P18">class A:</text:p>
      <text:p text:style-name="P19"><text:tab/><text:span text:style-name="T6">class</text:span>_var: <text:span text:style-name="T7">int</text:span> = 1 # <text:span text:style-name="T1">class-variable</text:span>(static variable)</text:p>
      <text:p text:style-name="P19"><text:tab/><text:span text:style-name="T7">var_declaration: int # it is just declaration, </text:span><text:span text:style-name="T8">it does not exist yet</text:span></text:p>
      <text:p text:style-name="P19"><text:span text:style-name="T8"/></text:p>
      <text:p text:style-name="P20"><text:tab/>def __init__(self):</text:p>
      <text:p text:style-name="P21"><text:span text:style-name="T7"><text:tab/><text:tab/>self.var_declaration = 1 # </text:span><text:span text:style-name="T8">actually create instance variable</text:span></text:p>
      <text:p text:style-name="P19"/>
      <text:p text:style-name="P19"><text:tab/><text:span text:style-name="T1">@classmethod</text:span></text:p>
      <text:p text:style-name="P19"><text:tab/>def class_meth(<text:span text:style-name="T1">cls</text:span>, x, y):</text:p>
      <text:p text:style-name="P19"><text:tab/><text:tab/><text:span text:style-name="T6">cls.class_var = x + y</text:span></text:p>
      <text:p text:style-name="P19"/>
      <text:p text:style-name="P19"><text:tab/><text:span text:style-name="T1">@staticmethod</text:span></text:p>
      <text:p text:style-name="P19"><text:tab/>def static_method(x, y, z):</text:p>
      <text:p text:style-name="P19"><text:tab/><text:tab/>…</text:p>
      <text:p text:style-name="P22">All class members are public in python – both <text:span text:style-name="T9">@classmethod </text:span><text:span text:style-name="T5">and @staticmethod may access anything. </text:span><text:span text:style-name="T1">There is convention</text:span><text:span text:style-name="T5">: @staticmethod somehow relates to the class(for example is factory method), @staticmethod is pure util-method.</text:span></text:p>
      <text:p text:style-name="P8"/>
      <text:p text:style-name="P23">context manager???</text:p>
      <text:p text:style-name="P24">copy.copy(), copy.deepcopy()</text:p>
      <text:p text:style-name="P25">generics</text:p>
      <text:p text:style-name="P26"/>
      <text:p text:style-name="P27">__method__() is called <text:span text:style-name="T1">special method</text:span>. Constructors, operators(C++-like) etc. are implemented as special methods.</text:p>
      <text:p text:style-name="P27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</text:p>
      <text:p text:style-name="P28"><text:soft-page-break/></text:p>
      <text:h text:style-name="P29" text:outline-level="1">Data structures<text:span text:style-name="T10">(list, tuple, etc.)</text:span></text:h>
      <text:p text:style-name="P30">[1, 2, 3] – list</text:p>
      <text:p text:style-name="P31">(1, 2, 3) – tuple, <text:span text:style-name="T1">immutable</text:span> ordered list.</text:p>
      <text:p text:style-name="P32">Unpack tuple:</text:p>
      <text:p text:style-name="P33">t = (1, 2, 3)</text:p>
      <text:p text:style-name="P34">x, y, z = t <text:span text:style-name="T11"># x=1, y=2, z=3</text:span></text:p>
      <text:p text:style-name="P35"/>
      <text:p text:style-name="P36">{‘x’: 1, ‘y’: 2} – dictionary, key-value pair.</text:p>
      <text:p text:style-name="P37">Access values: d[‘x’]</text:p>
      <text:p text:style-name="P38">Delete pair: del d[‘x’]</text:p>
      <text:p text:style-name="P38">Check if key exists: ‘x’ in d, ‘x’ not in d</text:p>
      <text:p text:style-name="P39">Iterate: for k, v in d.items()</text:p>
      <text:p text:style-name="P40"/>
      <text:p text:style-name="P40">{1, 2, 3} – set.</text:p>
      <text:p text:style-name="P41"><text:span text:style-name="T12">Check if </text:span><text:span text:style-name="T5">contains value:</text:span> v in s, <text:span text:style-name="T13">v not i</text:span><text:span text:style-name="T14">n</text:span><text:span text:style-name="T13"> s</text:span></text:p>
      <text:h text:style-name="Heading_20_1" text:outline-level="1">Numeric types</text:h>
      <text:p text:style-name="P42"><text:span text:style-name="T15">i</text:span>nt – has unlimited <text:span text:style-name="T15">number of bits(yes, it’s size grows if necessary)</text:span></text:p>
      <text:p text:style-name="P43">float – <text:span text:style-name="T16">like double of C++ on current machine. sys.float.info gives info about current precision.</text:span></text:p>
      <text:h text:style-name="Heading_20_1" text:outline-level="1">Enums</text:h>
      <text:p text:style-name="P44">from enum import Enum</text:p>
      <text:p text:style-name="P45"/>
      <text:p text:style-name="P46">class MyEnum(Enum):</text:p>
      <text:p text:style-name="P46"><text:tab/>VAL1 = 1</text:p>
      <text:p text:style-name="P46"><text:tab/>VAL2 = 2</text:p>
      <text:p text:style-name="P46"><text:tab/>@classmethod</text:p>
      <text:p text:style-name="P46"><text:tab/>def from_value(cls, x: int) → MyEnum:</text:p>
      <text:p text:style-name="P46"><text:tab/><text:tab/>return cls(x)</text:p>
      <text:p text:style-name="P47">then</text:p>
      <text:p text:style-name="P48">x: MyEnum = MyEnum.VAL1</text:p>
      <text:p text:style-name="P46">MyEnum.VAL1.value == 1</text:p>
      <text:p text:style-name="P46">MyEnum.VAL1.name == “VAL1”</text:p>
      <text:p text:style-name="P46">MyEnum(1) == MyEnum.VAL1 # because VAL1 = 1</text:p>
      <text:p text:style-name="P49"><text:soft-page-break/>MyEnum[“VAL1”] == MyEnum.VAL1</text:p>
      <text:p text:style-name="P46">MyEnum.from_value(1) == MyEnum.VAL1 # because VAL1 = 1</text:p>
      <text:p text:style-name="P49">list(MyEnum) == [MyEnum.VAL1, MyEnum.VAL2]</text:p>
      <text:p text:style-name="P50"/>
      <text:p text:style-name="P50">It’s not mandatory to assign value to enum members:</text:p>
      <text:p text:style-name="P51">from enum import Enum, <text:span text:style-name="T1">auto</text:span></text:p>
      <text:p text:style-name="P52"/>
      <text:p text:style-name="P52">class MyEnum(Enum):</text:p>
      <text:p text:style-name="P52"><text:tab/>VAL1 = <text:span text:style-name="T1">auto()</text:span></text:p>
      <text:p text:style-name="P52"><text:tab/>VAL2 = <text:span text:style-name="T1">auto()</text:span></text:p>
      <text:h text:style-name="P53" text:outline-level="1">bytes <text:span text:style-name="T17">&amp; bytearray</text:span></text:h>
      <text:p text:style-name="P54"><text:span text:style-name="T1">bytes</text:span> – immutable sequence of bytes, <text:span text:style-name="T1">bytearray</text:span> – mutable. They look very similar.</text:p>
      <text:p text:style-name="P54">Many protocols are human-readable and use ASCII chars – so bytes have <text:span text:style-name="T1">methods as for ASCII-coded strings</text:span>.</text:p>
      <text:p text:style-name="P54">Byte literal: b’\x01\x02\x03’ same as bytes([<text:span text:style-name="T18">0x01, 0x02, 0x03</text:span>]), <text:span text:style-name="T18">b’123’ same as bytes([0x31, 0x32, 0x33]) – ‘123’ is treated as ASCII-coded text.</text:span></text:p>
      <text:p text:style-name="P55">Access item: b[0]</text:p>
      <text:p text:style-name="P55">Get sub-sequence: b[0:3]</text:p>
      <text:p text:style-name="P56">Concatenate 2 <text:span text:style-name="T10">bytes</text:span>: b3 = b1 + b2</text:p>
      <text:p text:style-name="P57">Concatenate 2 bytearrays, mutates(yes, this mutates) instance: b1.extend(b2)</text:p>
      <text:p text:style-name="P55">Convert to list of int: l = list(b)</text:p>
      <text:p text:style-name="P58"><text:span text:style-name="T1">Methods of bytearray do not mutate instance</text:span>, new instance is returned instead.</text:p>
      <text:p text:style-name="P59"><text:span text:style-name="T19">.</text:span><text:span text:style-name="T20">decode(encoding, errors) - decodes data to str. Param. encoding – what encoding is used in raw data, </text:span><text:span text:style-name="T21">popular values: ‘utf-8’, ‘utf-16’, ‘ascii’. Param. errors – how to deal with errors(unknown symbol code), values: ‘strict’ – throw UnicodeError, ‘ignore’ – </text:span><text:span text:style-name="T22">skip symbol or what??</text:span><text:span text:style-name="T23">, and other quite weird.</text:span></text:p>
      <text:p text:style-name="P60"><text:span text:style-name="T23">int.from_bytes(</text:span><text:span text:style-name="T24">data_bytes, </text:span><text:span text:style-name="T25">byte_order, is_signed</text:span><text:span text:style-name="T23">) – </text:span><text:span text:style-name="T25">decode to int(yes static method of int). Param. byte_order: 'big' – data_bytes holds big-endian int, ‘little’ – little-endian int.</text:span></text:p>
      <text:p text:style-name="P59"><text:span text:style-name="T19">.</text:span><text:span text:style-name="T26">find()/.index()/.rfind()/.rindex() - </text:span><text:span text:style-name="T21">index where sub-sequence first occurs. find() - return -1 if <text:s/>not found, index() - throws ValueError if not found, rfind()/rindex() - scans from end to start.</text:span></text:p>
      <text:p text:style-name="P61"><text:span text:style-name="T19">.</text:span><text:span text:style-name="T26">count() - </text:span><text:span text:style-name="T20">count occurrences of sub-sequense</text:span></text:p>
      <text:p text:style-name="P59"><text:soft-page-break/><text:span text:style-name="T26">.lstrip(</text:span><text:span text:style-name="T27">bytes_to_remove</text:span><text:span text:style-name="T26">)/.rstrip(…) - </text:span><text:span text:style-name="T27">remove specified leading/ending bytes, if without arg. ASCII white-spaces.</text:span></text:p>
      <text:p text:style-name="P61"><text:span text:style-name="T19">.</text:span>removeprefix()/.removesuffix() - <text:span text:style-name="T28">if data starts/ends</text:span><text:span text:style-name="T29"> with sub-sequence – remove it</text:span></text:p>
      <text:p text:style-name="P59">.<text:span text:style-name="T30">partition(separator)/.rpartition() - </text:span><text:span text:style-name="T31">searches first occurrence of separator, </text:span><text:span text:style-name="T30">returns tuple (what-is-</text:span><text:span text:style-name="T31">before-separator, separator, what-is-after-separator</text:span><text:span text:style-name="T30">). </text:span><text:span text:style-name="T31">rpartition() - searches from end.</text:span></text:p>
      <text:p text:style-name="P62">.<text:span text:style-name="T31">split(separator)/.rsplit(…) – splits sequence by separator and returns list of sub-sequences. rsplit() exists because there is optional arg. maxsplit and it matters from where to start splitting.</text:span></text:p>
      <text:p text:style-name="P63"><text:span text:style-name="T26">.</text:span><text:span text:style-name="T32">join() - </text:span><text:span text:style-name="T27">concatenate </text:span><text:span text:style-name="T33">iterable(for example list)</text:span></text:p>
      <text:p text:style-name="P64">Check if sequence is no empty and all bytes are <text:span text:style-name="T34">ASCII</text:span></text:p>
      <text:p text:style-name="P65">alphabetic characters - .isalpha()</text:p>
      <text:p text:style-name="P66">numeric codes - .is<text:span text:style-name="T34">digit</text:span>()</text:p>
      <text:p text:style-name="P67"><text:span text:style-name="T31">alpha-numeric codes - </text:span>.<text:span text:style-name="T31">isalnum()</text:span></text:p>
      <text:p text:style-name="P68">blank characters - isspace()</text:p>
      <text:p text:style-name="P69">.islower()/isupper()/.istitle() - check if <text:span text:style-name="T1">at least 1 is lowercase/…</text:span> and … See documentation.</text:p>
      <text:p text:style-name="P70"><text:span text:style-name="T35">Other useful:</text:span><text:span text:style-name="T27"> </text:span><text:span text:style-name="T26">.startswith(), </text:span><text:span text:style-name="T19">.</text:span><text:span text:style-name="T26">endswith(), .</text:span><text:span text:style-name="T27">replace(), </text:span><text:span text:style-name="T36">.lower(), .upper()</text:span></text:p>
      <text:p text:style-name="P71">See buffer protocol</text:p>
      <text:h text:style-name="Heading_20_1" text:outline-level="1">Format string</text:h>
      <text:p text:style-name="P72">“<text:span text:style-name="T37">arg</text:span><text:span text:style-name="T38">s</text:span><text:span text:style-name="T37"> {} {}</text:span>”.<text:span text:style-name="T37">format(1, 2)</text:span></text:p>
      <text:p text:style-name="P73">“<text:span text:style-name="T37">arg</text:span><text:span text:style-name="T38">s</text:span><text:span text:style-name="T37"> {0} {1}</text:span>”.<text:span text:style-name="T37">format(1, 2)</text:span></text:p>
      <text:p text:style-name="P73">“<text:span text:style-name="T38">args {a} {b}”.format(a=1, b=2)</text:span></text:p>
      <text:p text:style-name="P73">“<text:span text:style-name="T39">args </text:span><text:span text:style-name="T40">{0[a]} {1[b]}</text:span>”.<text:span text:style-name="T40">format({‘a’: 1}, {‘b’: 2})</text:span></text:p>
      <text:p text:style-name="P74"><text:span text:style-name="T1">spec. format of args:</text:span> “arg {a:&lt;spec. of argument’s format&gt;}”</text:p>
      <text:p text:style-name="P74">{:3d} – reserve 3 positions for int: 1 → “ <text:s/>1” but 1000 → “ 1000”</text:p>
      <text:p text:style-name="P74">{:.3f} – 3 decimal digits: 0.1234 → “0.123”</text:p>
      <text:p text:style-name="P74">{:2.3f} – 2 positions for int part(like 2d <text:span text:style-name="T41">but without leading spaces</text:span>) and limit 3 for decimal(like .3f)</text:p>
      <text:p text:style-name="P75"/>
      <text:p text:style-name="P75"><text:span text:style-name="T1">Simpler form</text:span>: <text:span text:style-name="T1">f</text:span>”Some text {variable_1} other text {variable_2}”, <text:s/>- variable_1 and variable_2 are substituted to appropriate places.</text:p>
      <text:p text:style-name="P73"/>
      <text:h text:style-name="Heading_20_1" text:outline-level="1">Useful <text:span text:style-name="T42">syntax</text:span></text:h>
      <text:p text:style-name="P76">Access global var i inside function f()</text:p>
      <text:p text:style-name="P77">def f(): <text:span text:style-name="T1">global</text:span> i, j, ...</text:p>
      <text:p text:style-name="P72"/>
      <text:p text:style-name="P78">Pass array items as positional args:</text:p>
      <text:p text:style-name="P79">def f(a, b, c): …</text:p>
      <text:p text:style-name="P80">args = [1, 2, 3]</text:p>
      <text:p text:style-name="P80">f(<text:span text:style-name="T1">*args</text:span>) same as f(args[0], args[1], args[2])</text:p>
      <text:p text:style-name="P81"/>
      <text:p text:style-name="P78"><text:soft-page-break/>Pass dict as kw-args:</text:p>
      <text:p text:style-name="P82">def f(*, a, b): …</text:p>
      <text:p text:style-name="P83">args = {‘a’: 1, ‘b’: 2}</text:p>
      <text:p text:style-name="P83">f(<text:span text:style-name="T1">**args</text:span>) same as f(a = args[‘a’], b=args[‘b’])</text:p>
      <text:p text:style-name="P84"/>
      <text:p text:style-name="P85">Declare array of certain length</text:p>
      <text:p text:style-name="P86">a = [value_for_filling] * desired_length</text:p>
      <text:p text:style-name="P87"/>
      <text:h text:style-name="Heading_20_1" text:outline-level="1">Type hints</text:h>
      <text:p text:style-name="P6">Cheat-sheet: <text:a xlink:type="simple" xlink:href="https://mypy.readthedocs.io/en/stable/cheat_sheet_py3.html" text:style-name="Internet_20_link" text:visited-style-name="Visited_20_Internet_20_Link">https://mypy.readthedocs.io/en/stable/cheat_sheet_py3.html</text:a></text:p>
      <text:p text:style-name="P6"/>
      <text:p text:style-name="P88">Function with args. int and str, which returns str: Callable[[int, str], str]</text:p>
      <text:p text:style-name="P89"><text:span text:style-name="T43">One of values: </text:span>Literal["pending", "approved", "rejected"]</text:p>
      <text:p text:style-name="P89"><text:span text:style-name="T44">“</text:span><text:span text:style-name="T45">Duck tape</text:span><text:span text:style-name="T44">” idiom which means </text:span>“list-like”, “dict-like”, <text:span text:style-name="T44">etc</text:span>.</text:p>
      <text:p text:style-name="P89"/>
      <text:h text:style-name="P90" text:outline-level="1">Raise/catch exceptions</text:h>
      <text:p text:style-name="P91"><text:span text:style-name="T46">t</text:span>ry:</text:p>
      <text:p text:style-name="P91"><text:tab/>raise SomeException</text:p>
      <text:p text:style-name="P92">except SomeException: …</text:p>
      <text:p text:style-name="P92">except OtherException as e: …</text:p>
      <text:p text:style-name="P91">except: …</text:p>
      <text:p text:style-name="P93">else: “executed if there is no error”</text:p>
      <text:p text:style-name="P93">finally: “break, continue, return will suppress exception”</text:p>
      <text:h text:style-name="P94" text:outline-level="1">Generics</text:h>
      <text:p text:style-name="P95">????</text:p>
      <text:h text:style-name="P96" text:outline-level="1">Regular expressions</text:h>
      <text:p text:style-name="P97"><text:a xlink:type="simple" xlink:href="https://docs.python.org/3/library/re.html" text:style-name="Internet_20_link" text:visited-style-name="Visited_20_Internet_20_Link">https://docs.python.org/3/library/re.html</text:a></text:p>
      <text:p text:style-name="P97">Very similar to java’s.</text:p>
      <text:p text:style-name="P97">import re</text:p>
      <text:p text:style-name="P97">pattern = r“\d” # <text:span text:style-name="T1">r”” – allows to omit \\</text:span></text:p>
      <text:p text:style-name="P97">match = re.match(pattern, ...)</text:p>
      <text:p text:style-name="P97">if match in not None:</text:p>
      <text:p text:style-name="P97"><text:soft-page-break/><text:tab/>match.group(…)</text:p>
      <text:p text:style-name="P97"><text:span text:style-name="T1"/></text:p>
      <text:p text:style-name="P97"><text:span text:style-name="T1">Different than in java</text:span>:</text:p>
      <text:p text:style-name="P97">- named capturing group is (?P&lt;name&gt;)</text:p>
      <text:h text:style-name="Heading_20_1" text:outline-level="1">Method/function overloading</text:h>
      <text:p text:style-name="P98">Use <text:span text:style-name="T1">multipledispatch</text:span> libarary: pip install multipledispatch</text:p>
      <text:p text:style-name="P98">Put over overloaded method/function: @dispatch(int, float), - no need to declare type for self in case method.</text:p>
      <text:p text:style-name="P98">There is build-in annotation <text:span text:style-name="T1">@typing.overload </text:span><text:span text:style-name="T5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99">There are build-in <text:span text:style-name="T47">@</text:span><text:span text:style-name="T1">functools.singledispatch</text:span> <text:span text:style-name="T48">and </text:span><text:span text:style-name="T47">@</text:span><text:span text:style-name="T1">functools.singledispatchmethod</text:span> – <text:span text:style-name="T48">don’t use them. They take into account a type only of the first argument. First you need to annotate ‘generic function’:</text:span></text:p>
      <text:p text:style-name="P100">@singledispatch</text:p>
      <text:p text:style-name="P101">def <text:span text:style-name="T48">my_</text:span>fun(arg<text:span text:style-name="T48">): …</text:span></text:p>
      <text:p text:style-name="P102">Then, ‘register’ it’s overloaded typed implementations:</text:p>
      <text:p text:style-name="P103">@my_fun.register</text:p>
      <text:p text:style-name="P104">def any_name_here(arg: int): ...</text:p>
      <text:h text:style-name="Heading_20_1" text:outline-level="1">Operations with paths(in file system)</text:h>
      <text:p text:style-name="P105">Get file/folder name: os.path.basename(“…..”) → str</text:p>
      <text:p text:style-name="P106">Get parent folder of a file: os.path.dirname(“usr/home/file.bin”) → “usr/home”</text:p>
      <text:p text:style-name="P107">Combine path using correct separators: os.path.join(“<text:span text:style-name="T49">usr/home”, “</text:span>file.bin<text:span text:style-name="T49">”</text:span>) → “usr/home/file.bin”</text:p>
      <text:p text:style-name="P105">Get filename and extention: os.path.splitext(“hello.txt”) → (“hello”, “.txt”)</text:p>
      <text:p text:style-name="P105"/>
      <text:h text:style-name="P108" text:outline-level="1">Multi threading</text:h>
      <text:p text:style-name="P109">import <text:span text:style-name="T1">threading</text:span></text:p>
      <text:p text:style-name="P110">Create and run thread</text:p>
      <text:p text:style-name="P111">t1 = threading.<text:span text:style-name="T1">Thread</text:span>(target, args, kwargs, daemon)</text:p>
      <text:p text:style-name="P111">t1.<text:span text:style-name="T1">start</text:span>()</text:p>
      <text:p text:style-name="P111">target – function to run</text:p>
      <text:p text:style-name="P111">args, kwargs – arguments for function</text:p>
      <text:p text:style-name="P111"><text:soft-page-break/>Module <text:span text:style-name="T1">threading</text:span> has variable <text:span text:style-name="T1">TIMEOUT_MAX</text:span> – <text:span text:style-name="T1">max. timeout for blocking functions </text:span>like Lock.acquire(), Condition.<text:span text:style-name="T50">wait</text:span>(), etc. <text:span text:style-name="T51">How to change it??</text:span> If you pass longer timeout for such methods – you get OverflowError.</text:p>
      <text:p text:style-name="P111"><text:span text:style-name="T50">It also contains methods </text:span>to get current thread, enumerate all, <text:span text:style-name="T50">etc.</text:span></text:p>
      <text:p text:style-name="P112">Synchronization primitives: <text:span text:style-name="T5">Lock – mutex, RLock – reentrant mutex, Semaphore – counting semaphore, Condition – see below</text:span><text:span text:style-name="T52">, </text:span><text:span text:style-name="T53">Event – see below.</text:span></text:p>
      <text:p text:style-name="P112">Condition object</text:p>
      <text:p text:style-name="P113">Is used to suspend a thread till it is <text:span text:style-name="T1">notified</text:span>. <text:span text:style-name="T54">Typical usage</text:span></text:p>
      <text:p text:style-name="P114"><text:span text:style-name="T55">lock.acquire()</text:span></text:p>
      <text:p text:style-name="P115"><text:span text:style-name="T55">…</text:span></text:p>
      <text:p text:style-name="P115"><text:span text:style-name="T55">lock.wait() # see below</text:span></text:p>
      <text:p text:style-name="P115"><text:span text:style-name="T55">…</text:span></text:p>
      <text:p text:style-name="P115"><text:span text:style-name="T55">lock.release()</text:span></text:p>
      <text:p text:style-name="P116"><text:span text:style-name="T55">lock.wait() releases lock, suspends thread till somebody does lock.</text:span><text:span text:style-name="T56">notify</text:span><text:span text:style-name="T55">() or lock.</text:span><text:span text:style-name="T56">notify_all</text:span><text:span text:style-name="T55">(), re-aquires lock and returns. When wait() returns, state may be already changed, so wait() in loop:</text:span></text:p>
      <text:p text:style-name="P114"><text:span text:style-name="T55">while state != desired_state:</text:span></text:p>
      <text:p text:style-name="P115"><text:span text:style-name="T55"><text:tab/>lock.wait()</text:span></text:p>
      <text:p text:style-name="P117"><text:span text:style-name="T55">There is method which loops for you:</text:span></text:p>
      <text:p text:style-name="P114"><text:span text:style-name="T55">lock.</text:span><text:span text:style-name="T56">wait_for</text:span><text:span text:style-name="T55">(lambda: state == desired_state)</text:span></text:p>
      <text:p text:style-name="P117"><text:span text:style-name="T55">Change state in this way:</text:span></text:p>
      <text:p text:style-name="P114"><text:span text:style-name="T55">lock.acquire()</text:span></text:p>
      <text:p text:style-name="P115"><text:span text:style-name="T55">state = desired_state</text:span></text:p>
      <text:p text:style-name="P115"><text:span text:style-name="T55">lock.</text:span><text:span text:style-name="T56">notify_all</text:span><text:span text:style-name="T55">()</text:span></text:p>
      <text:p text:style-name="P118"><text:span text:style-name="T55">lock.release()</text:span></text:p>
      <text:p text:style-name="P119"><text:span text:style-name="T55">Event object</text:span></text:p>
      <text:p text:style-name="P120"><text:span text:style-name="T55">It is synchronized flag. set()/clear() - to set/reset flag; wait() - to wait till flag is set, returns False if flag still not set but timeout elapses.</text:span></text:p>
      <text:h text:style-name="P121" text:outline-level="1">Making own package</text:h>
      <text:p text:style-name="P122">Package is folder with __init__.py, .py-files(call it modules), other files and sub-packages(same structure).</text:p>
      <text:p text:style-name="P123">Distributable package consists at least of 2 folders: “yourname”(with code) and “yourname-1.9.9.dist-<text:soft-page-break/>info”(with metadata). <text:span text:style-name="T57">It also may contain .pyd-files and other.</text:span></text:p>
      <text:p text:style-name="P124">Wheel is distributable package placed in a single file.</text:p>
      <text:p text:style-name="P125">What is sdist?? Some other “multi-file” format??</text:p>
      <text:p text:style-name="P126">Earlier, distr. packs. and wheels were created with several tools: setuptools, distutils, poetry, etc.</text:p>
      <text:p text:style-name="P126">Now they desided to have standard “pyproject.toml” <text:span text:style-name="T58">with all info about package </text:span><text:span text:style-name="T59">including a tool for package creation</text:span><text:span text:style-name="T58">. Then “pip install .” is invoked, pip reads pyproject.tom and uses specified tools to do the job.</text:span></text:p>
      <text:p text:style-name="P127">Config. that uses setuptools and wheel to build:</text:p>
      <text:p text:style-name="P128">[build-system]</text:p>
      <text:p text:style-name="P129">requires = [</text:p>
      <text:p text:style-name="P129"><text:s text:c="4"/>"setuptools&gt;=42",</text:p>
      <text:p text:style-name="P129"><text:s text:c="4"/>"wheel",</text:p>
      <text:p text:style-name="P129"><text:s text:c="4"/>"numpy&gt;=2.0.0",</text:p>
      <text:p text:style-name="P129">]</text:p>
      <text:p text:style-name="P129">build-backend = "setuptools.build_meta"</text:p>
      <text:h text:style-name="Heading_20_2" text:outline-level="2">Use-cases</text:h>
      <text:p text:style-name="P130"><text:span text:style-name="T1">Build and install dist. package</text:span> to site-packages(or current virt. env.): pip install .</text:p>
      <text:p text:style-name="P131">To specific folder<text:span text:style-name="T60">(</text:span><text:span text:style-name="T61">current + dependencies</text:span><text:span text:style-name="T60">)</text:span>: pip install --<text:span text:style-name="T60">target</text:span> target/folder .</text:p>
      <text:p text:style-name="P132">To specific folder(only current, NO dependencies): <text:span text:style-name="T62">pip install --</text:span>target<text:span text:style-name="T62"> </text:span><text:span text:style-name="T63">res</text:span><text:span text:style-name="T62">/folder --</text:span>no-deps <text:span text:style-name="T62">.</text:span></text:p>
      <text:p text:style-name="P133"/>
      <text:p text:style-name="P134"><text:span text:style-name="T1">Build a wheel</text:span>: pip wheel .</text:p>
      <text:p text:style-name="P135">To specific folder(<text:span text:style-name="T60">only current, NO dependencies</text:span>): pip wheel --wheel-dir res/folder --no-deps .</text:p>
      <text:p text:style-name="P134"/>
      <text:p text:style-name="P136"><text:span text:style-name="T1">Install package from wheel-file</text:span>: pip install yourname-version-etc.whl</text:p>
      <text:p text:style-name="P130"/>
      <text:h text:style-name="Heading_20_1" text:outline-level="1">Invoke C++ code(using SWIG)</text:h>
      <text:p text:style-name="P137">Prepare interface file(for example mylib.i)</text:p>
      <text:p text:style-name="P138">// define name of a module</text:p>
      <text:p text:style-name="P138">%module <text:span text:style-name="T1">mylib</text:span></text:p>
      <text:p text:style-name="P138">// this will be included in <text:span text:style-name="T64">generated </text:span>wrapper’<text:span text:style-name="T64">s sources </text:span><text:s/>“as is”, <text:span text:style-name="T1">add here whatever is needed for wrapper compilation</text:span></text:p>
      <text:p text:style-name="P138">%{</text:p>
      <text:p text:style-name="P138">#include "library.h"</text:p>
      <text:p text:style-name="P138">#include "vector.h"</text:p>
      <text:p text:style-name="P138">%}</text:p>
      <text:p text:style-name="P138">// all in headers will be exposed - the easiest way to define what will be exposed to python</text:p>
      <text:p text:style-name="P138"><text:soft-page-break/>%include library.h</text:p>
      <text:p text:style-name="P138">%include vector.h</text:p>
      <text:p text:style-name="P138">// <text:span text:style-name="T65">to interpret int8_t, uint32_t types correctly</text:span></text:p>
      <text:p text:style-name="P139">%<text:span text:style-name="T65">include stdint.i</text:span></text:p>
      <text:p text:style-name="P138">// <text:span text:style-name="T66">also may define what to expose in this way</text:span></text:p>
      <text:p text:style-name="P138">int foo;</text:p>
      <text:p text:style-name="P138">int <text:span text:style-name="T66">some_method</text:span>(int x);</text:p>
      <text:p text:style-name="P138"/>
      <text:p text:style-name="P140">Run SWIG</text:p>
      <text:p text:style-name="P141">swig -c++ -python -ID:\project\<text:span text:style-name="T67">src</text:span> -<text:span text:style-name="T68">o </text:span>mylib_wrap.cxx<text:span text:style-name="T68"> </text:span>-outdir ..\src\native mylib.i</text:p>
      <text:p text:style-name="P142">-<text:span text:style-name="T67">c++ - use if code in C++, not needed for C</text:span></text:p>
      <text:p text:style-name="P142">-<text:span text:style-name="T67">python – target language</text:span></text:p>
      <text:p text:style-name="P143">-ID:\project\<text:span text:style-name="T67">src – folder with sources; needed when mylib.i placed separately from sources</text:span></text:p>
      <text:p text:style-name="P144">-<text:span text:style-name="T67">o </text:span>mylib_wrap.cxx<text:span text:style-name="T67"> – </text:span><text:span text:style-name="T69">file(path)</text:span><text:span text:style-name="T67"> for c++ wrapper code; optional, </text:span><text:span text:style-name="T70">there is a default naming strategy</text:span></text:p>
      <text:p text:style-name="P143">..\src\native – <text:span text:style-name="T67">folder for python wrapper code</text:span></text:p>
      <text:p text:style-name="P145"/>
      <text:p text:style-name="P146">Prepare setup.py for building shared library(.pyd <text:span text:style-name="T71">file</text:span>)</text:p>
      <text:p text:style-name="P142">from setuptools import Extension, setup</text:p>
      <text:p text:style-name="P142">mylib_module = Extension(</text:p>
      <text:p text:style-name="P147"># notice _, <text:span text:style-name="T72">string of how it will be imported</text:span></text:p>
      <text:p text:style-name="P142"><text:s text:c="4"/>name="<text:span text:style-name="T73">_mylib</text:span>",</text:p>
      <text:p text:style-name="P148"><text:s text:c="4"/>sources=[r"mylib_wrap.cxx", r"D:\project\<text:span text:style-name="T67">src</text:span>\vector.cpp", r"D:\project\<text:span text:style-name="T67">src</text:span>\library.cpp"],</text:p>
      <text:p text:style-name="P147"># folders with headers</text:p>
      <text:p text:style-name="P148"><text:s text:c="4"/>include_dirs=[r"D:\project\<text:span text:style-name="T67">src</text:span>"])</text:p>
      <text:p text:style-name="P142">setup(ext_modules=[mylib_module])</text:p>
      <text:p text:style-name="P142"/>
      <text:p text:style-name="P149">Create shared library</text:p>
      <text:p text:style-name="P150">python setup.py build_ext –build-lib=..\src\native</text:p>
      <text:p text:style-name="P151">–build-lib=..\src\native – folder for .pyd file, should be near mylib.py</text:p>
      <text:p text:style-name="P151">--build-temp<text:span text:style-name="T74">=. - folder for temp. files(will be created while building)</text:span></text:p>
      <text:p text:style-name="P152"/>
      <text:p text:style-name="P152">Use in <text:span text:style-name="T75">code</text:span></text:p>
      <text:p text:style-name="P153">mylib.some_method()</text:p>
      <text:p text:style-name="P154">Pointer to primitive(int *) as func. arg.</text:p>
      <text:p text:style-name="P155"><text:span text:style-name="T76">Ch. 9 here: </text:span>https://www.swig.org/Doc1.3/SWIGDocumentation.html#SWIG_nn16</text:p>
      <text:p text:style-name="P156"/>
      <text:p text:style-name="P157"><text:soft-page-break/>Possible problems</text:p>
      <text:p text:style-name="P158">C++ compiler may modify method names in shared lib.(called name mangling on decoration). <text:span text:style-name="T77">This should not happen(because of wrapper) but here is possible solution:</text:span></text:p>
      <text:p text:style-name="P158"><text:span text:style-name="T78">Write extern "C" before method </text:span><text:span text:style-name="T77">declaration</text:span><text:span text:style-name="T78">: extern "C" int method();</text:span></text:p>
      <text:p text:style-name="P158"/>
      <text:p text:style-name="P159">Wrong compiler may be used by setuptools – create file setup.cfg with:</text:p>
      <text:p text:style-name="P160">[build_ext]</text:p>
      <text:p text:style-name="P161">compiler=mingw32</text:p>
      <text:p text:style-name="P159">to use GCC on Windows (for example), there are other options.</text:p>
      <text:p text:style-name="P156"/>
      <text:p text:style-name="P156">Other SWIG options</text:p>
      <text:p text:style-name="P162">swig -help</text:p>
      <text:p text:style-name="P162"/>
      <text:h text:style-name="Heading_20_1" text:outline-level="1">Package managers</text:h>
      <text:p text:style-name="P163">pip – very basic, just downloads modules <text:span text:style-name="T73">destination??</text:span>, does not create virtual environments</text:p>
      <text:p text:style-name="P163">venv – standard python module (previously separate virtualenv.exe), enables virtual environments, <text:span text:style-name="T73">create file with dependencies??</text:span></text:p>
      <text:p text:style-name="P163">pipenv – most advanced, creates virtual envs., files with listed dependencies</text:p>
      <text:h text:style-name="P164" text:outline-level="2">pip</text:h>
      <text:p text:style-name="P165">List installed packages: pip freeze</text:p>
      <text:p text:style-name="P165">Create “requirements.txt”: pip freeze &gt; <text:s/>requirements.txt</text:p>
      <text:h text:style-name="Heading_20_2" text:outline-level="2">venv</text:h>
      <text:p text:style-name="P166">Create environment(in venv dir. inside your proj.): python -m venv /your-proj-dir/venv</text:p>
      <text:p text:style-name="P166">Use python and pip from venv/bin – they are already “<text:span text:style-name="T1">tuned</text:span>” to use/add modules from your venv dir. <text:span text:style-name="T79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167">Put project under pipenv: pipenv lock <text:span text:style-name="T80">or pipenv install?? both work, what is the difference??</text:span></text:p>
      <text:p text:style-name="P168">This creates “Pipfile” and “Pipfile.lock” – <text:span text:style-name="T81">keep both under git.</text:span></text:p>
      <text:p text:style-name="P169">Add package: pipenv install numpy</text:p>
      <text:p text:style-name="P170">Sources are put to C:\Users\{user name}\.virtualenvs\{name of env.(with rand. leters ending)}</text:p>
      <text:p text:style-name="P171"><text:soft-page-break/>Activate venv(further commands are executed by “tuned” interpreter): pipenv shell</text:p>
      <text:p text:style-name="P172">Remove pack.: pipenv uninstall numpy</text:p>
      <text:p text:style-name="P173">Capture current versions of dependencies: pipenv lock</text:p>
      <text:p text:style-name="P172">Pull necessary packs after proj. cloning: pipenv install</text:p>
      <text:p text:style-name="P174">List dependency graph: pipenv graph</text:p>
      <text:p text:style-name="P175">Remove env.: pipenv --rm</text:p>
      <text:p text:style-name="P169">Get location of environment(where all dependencies are put): pipenv –<text:span text:style-name="T82">venv</text:span></text:p>
      <text:p text:style-name="P172">Get location of “<text:span text:style-name="T1">tuned</text:span>” interpreter: pip –py</text:p>
      <text:p text:style-name="P172"/>
      <text:h text:style-name="Heading_20_1" text:outline-level="1">PyUnit(unittest)</text:h>
      <text:p text:style-name="P176"><text:a xlink:type="simple" xlink:href="https://docs.python.org/3/library/unittest.html" text:style-name="Internet_20_link" text:visited-style-name="Visited_20_Internet_20_Link">https://docs.python.org/3/library/unittest.html</text:a></text:p>
      <text:p text:style-name="P176">Goes already with python.</text:p>
      <text:p text:style-name="P176">import unittest</text:p>
      <text:p text:style-name="P176"/>
      <text:p text:style-name="P176">class MyTestCase(unittest.TestCase):</text:p>
      <text:p text:style-name="P176"/>
      <text:p text:style-name="P176"><text:s text:c="4"/>def <text:span text:style-name="T1">setUp</text:span>(self): <text:span text:style-name="T5"># this is invoked before </text:span><text:span text:style-name="T1">each</text:span><text:span text:style-name="T5"> test</text:span></text:p>
      <text:p text:style-name="P176"><text:s text:c="8"/>pass</text:p>
      <text:p text:style-name="P176"/>
      <text:p text:style-name="P176"><text:s text:c="4"/>def <text:span text:style-name="T1">tearDown</text:span>(self): <text:span text:style-name="T5"># this is invoked after </text:span><text:span text:style-name="T1">each</text:span><text:span text:style-name="T5"> test</text:span></text:p>
      <text:p text:style-name="P176"><text:s text:c="8"/>pass</text:p>
      <text:p text:style-name="P176"/>
      <text:p text:style-name="P176"><text:s text:c="4"/>@classmethod</text:p>
      <text:p text:style-name="P177"><text:s text:c="4"/>def <text:span text:style-name="T1">setUpClass</text:span>(cls): <text:span text:style-name="T5"># this is invoked before </text:span><text:span text:style-name="T83">all</text:span><text:span text:style-name="T5"> test</text:span><text:span text:style-name="T84">s</text:span></text:p>
      <text:p text:style-name="P178"><text:span text:style-name="T85"><text:s text:c="8"/></text:span>pass</text:p>
      <text:p text:style-name="P178"/>
      <text:p text:style-name="P178"><text:span text:style-name="T85"><text:s text:c="4"/></text:span>@classmethod</text:p>
      <text:p text:style-name="P178"><text:span text:style-name="T85"><text:s text:c="4"/></text:span>def <text:span text:style-name="T1">tearDownClass</text:span>(cls): <text:span text:style-name="T86"># this is invoked after </text:span><text:span text:style-name="T1">all</text:span><text:span text:style-name="T86"> test</text:span><text:span text:style-name="T5">s</text:span></text:p>
      <text:p text:style-name="P178"><text:span text:style-name="T85"><text:s text:c="8"/></text:span>pass</text:p>
      <text:p text:style-name="P178"/>
      <text:p text:style-name="P176"><text:s text:c="4"/>def <text:span text:style-name="T1">test</text:span>A(self): <text:span text:style-name="T5"># name of test-method should begin with “test”</text:span></text:p>
      <text:p text:style-name="P176"><text:s text:c="8"/>pass</text:p>
      <text:p text:style-name="P176"/>
      <text:p text:style-name="P176"><text:s text:c="4"/>def <text:span text:style-name="T1">test</text:span>_B(self): <text:span text:style-name="T5"># name of test-method should begin with “test”</text:span></text:p>
      <text:p text:style-name="P176"><text:s text:c="8"/>pass</text:p>
      <text:p text:style-name="P176"/>
      <text:p text:style-name="P179">Asserts are inherited from unittests.TestCase – do self.assertEqual(…) <text:span text:style-name="T87">inside test-methods</text:span></text:p>
      <text:p text:style-name="P179"><text:soft-page-break/></text:p>
      <text:p text:style-name="P179">@unittest.<text:span text:style-name="T1">skip</text:span>("<text:span text:style-name="T88">reason why</text:span>") <text:span text:style-name="T89"># skip all test-class</text:span></text:p>
      <text:p text:style-name="P179">class MyTestCase(unittest.TestCase):</text:p>
      <text:p text:style-name="P179"/>
      <text:p text:style-name="P179"><text:s text:c="4"/><text:span text:style-name="T88">@unittest.</text:span><text:span text:style-name="T90">skip</text:span><text:span text:style-name="T88">(“reason why”) </text:span><text:span text:style-name="T89"># skip just test-method</text:span></text:p>
      <text:p text:style-name="P179"><text:s text:c="4"/>def test_<text:span text:style-name="T88">A</text:span>(self):</text:p>
      <text:p text:style-name="P179"><text:s text:c="8"/>pass</text:p>
      <text:p text:style-name="P179"/>
      <text:p text:style-name="P178">It is possible to skip conditionally.</text:p>
      <text:p text:style-name="P178">Framework also has test-suites.</text:p>
      <text:p text:style-name="P180"/>
      <text:h text:style-name="Heading_20_2" text:outline-level="2">Mocking</text:h>
      <text:p text:style-name="P181">Import unittest.mock.</text:p>
      <text:p text:style-name="P181">Instances of class <text:span text:style-name="T1">Mock</text:span> are your mock objects – program their behavior, check how they were used.</text:p>
      <text:p text:style-name="P181">Class <text:span text:style-name="T1">MagicMock</text:span> is subclass of Mock and has mock-impl. of special methods(like __item__()). </text:p>
      <text:p text:style-name="P182">AsyncMock??</text:p>
      <text:p text:style-name="P183">Both Mock and MagicMock are callable – may mock function or method(YES!!):</text:p>
      <text:p text:style-name="P184">mock_function = Mock(return_value = 1)</text:p>
      <text:p text:style-name="P185">mock_function() <text:span text:style-name="T91"># returns 1</text:span></text:p>
      <text:p text:style-name="P185">real_object.real_method = Mock(return_value = 1)</text:p>
      <text:p text:style-name="P185">real_object.real_method() # invokes mock</text:p>
      <text:p text:style-name="P186">Mock object may have <text:span text:style-name="T1">exactly the same attributes as real object</text:span> and pass isinstance() as real object – use <text:span text:style-name="T1">spec</text:span> arg. Access to absent attribute of such mock will raise AttributeError.</text:p>
      <text:p text:style-name="P187">mock<text:span text:style-name="T92">_obj</text:span> = Mock(spec=RealClass)</text:p>
      <text:p text:style-name="P188">Mock function <text:span text:style-name="T1">with the same signature as real function</text:span> – use create_autospec()</text:p>
      <text:p text:style-name="P189">mock_func = create_autospec(real_func)</text:p>
      <text:p text:style-name="P190">create_autospec() <text:span text:style-name="T93">also accepts class.</text:span></text:p>
      <text:p text:style-name="P191"><text:span text:style-name="T1"/></text:p>
      <text:p text:style-name="P192"><text:span text:style-name="T1">Program behavior</text:span> using kw-args <text:span text:style-name="T94">or object’s attributes</text:span>:</text:p>
      <text:p text:style-name="P193">mock_function = Mock(<text:span text:style-name="T1">return_value</text:span> = 1)</text:p>
      <text:p text:style-name="P194">or</text:p>
      <text:p text:style-name="P194">mock_function = Mock()</text:p>
      <text:p text:style-name="P194">mock_function.<text:span text:style-name="T1">return_value</text:span> = 1</text:p>
      <text:p text:style-name="P194">or</text:p>
      <text:p text:style-name="P194">mock_object.method_to_mock.<text:span text:style-name="T1">return_value</text:span> = 1</text:p>
      <text:p text:style-name="P192">return_value – value to be returned</text:p>
      <text:p text:style-name="P192">side_effect – exception to throw. </text:p>
      <text:p text:style-name="P195"><text:soft-page-break/>mock = Mock(side_effect = IndexError)</text:p>
      <text:p text:style-name="P196">or</text:p>
      <text:p text:style-name="P196">mock = Mock(side_effect = KeyError(“with message”))</text:p>
      <text:p text:style-name="P192">side_effect also may be a function <text:span text:style-name="T95">which</text:span> <text:span text:style-name="T94">is </text:span>invoked with the <text:span text:style-name="T5">same arguments as mock</text:span>. It’s return-value is <text:span text:style-name="T5">returned by mock(even if return_value is also specified)</text:span>.</text:p>
      <text:p text:style-name="P195">def effect(a, b):</text:p>
      <text:p text:style-name="P196"><text:tab/>return a + b</text:p>
      <text:p text:style-name="P196"/>
      <text:p text:style-name="P196">mock = Mock(side_effect = effect)</text:p>
      <text:p text:style-name="P196">mock(1, 2) # returns 3</text:p>
      <text:p text:style-name="P197">side_effect also may be any iterable (like list of int). Items from iterable are return-values for series of invocations. If item is exception – it will be raised(not returned)</text:p>
      <text:p text:style-name="P198">mock = Mock(side_effect = [1, SomeException()])</text:p>
      <text:p text:style-name="P199">mock() # return 1</text:p>
      <text:p text:style-name="P199">mock() # rises exception</text:p>
      <text:p text:style-name="P200"/>
      <text:p text:style-name="P201">Check invocations</text:p>
      <text:p text:style-name="P202">Get number of calls – read attribute <text:span text:style-name="T1">call_count</text:span>(it is field, not method):</text:p>
      <text:p text:style-name="P203">mock.mocked_method.<text:span text:style-name="T1">call_count</text:span></text:p>
      <text:p text:style-name="P204">Check, that was invoked once:</text:p>
      <text:p text:style-name="P205">mock.mocked_method.<text:span text:style-name="T96">assert_called_once</text:span><text:span text:style-name="T93">()</text:span></text:p>
      <text:p text:style-name="P206">mock.mocked_method.<text:span text:style-name="T1">assert_called_once_with</text:span>(*args, **kwargs)</text:p>
      <text:p text:style-name="P204">Check multiple calls:</text:p>
      <text:p text:style-name="P205">mock.mocked_method.<text:span text:style-name="T1">assert_has_calls</text:span>([<text:span text:style-name="T1">call</text:span>(1, 2, <text:s/>x=3), <text:span text:style-name="T1">call</text:span>(10, 20, x=30)], <text:span text:style-name="T97">any_order=True</text:span>)</text:p>
      <text:p text:style-name="P207"><text:span text:style-name="T1">call</text:span> object holds <text:span text:style-name="T1">passed arguments</text:span>, <text:span text:style-name="T98">it does not care about args with default values </text:span><text:span text:style-name="T95">and opportunity to omit them in invocation.</text:span></text:p>
      <text:p text:style-name="P202"><text:span text:style-name="T1">Note</text:span>: there might be calls before and after specified sequence.</text:p>
      <text:p text:style-name="P202">Check, that was not called:</text:p>
      <text:p text:style-name="P208"><text:span text:style-name="T97">mock.mocked_method.</text:span><text:span text:style-name="T96">assert_not_called</text:span><text:span text:style-name="T93">()</text:span></text:p>
      <text:p text:style-name="P209"/>
      <text:p text:style-name="P210">assert_called<text:span text:style-name="T93">(), assert_called_with(*args, **kwargs) </text:span><text:span text:style-name="T97">check against the last invocation.</text:span></text:p>
      <text:p text:style-name="P211"/>
      <text:p text:style-name="P212"><text:span text:style-name="T1">Patch() - injects mock to module</text:span>.</text:p>
      <text:p text:style-name="P212">Assume module my.lib.utils <text:span text:style-name="T1">is used inside</text:span> com.company.project, which is tested below.</text:p>
      <text:p text:style-name="P213">@patch(“com.company.project.my.lib.utils”)</text:p>
      <text:p text:style-name="P214">def test_something(self, utils_mock):</text:p>
      <text:p text:style-name="P214"><text:tab/>utils_mock.some_function.return_value = 1 <text:span text:style-name="T99"># configure mock</text:span></text:p>
      <text:p text:style-name="P215"><text:tab/>com.company.project.<text:span text:style-name="T99">something()</text:span> <text:span text:style-name="T99"># perform the test</text:span></text:p>
      <text:p text:style-name="P215"><text:tab/>…</text:p>
      <text:p text:style-name="P216"><text:soft-page-break/>utils_mock – mock <text:span text:style-name="T99">of whole module </text:span>my.lib.utils, <text:span text:style-name="T99">it is </text:span>passed <text:span text:style-name="T99">to test </text:span>by decorator. </text:p>
      <text:p text:style-name="P217">some_function – function inside my.lib.utils</text:p>
      <text:p text:style-name="P218">Argument of patch() should be “{where my mock is used}.{what do I mock}”.</text:p>
      <text:p text:style-name="P218">Part “what do I mock” <text:span text:style-name="T1">depends on how </text:span><text:span text:style-name="T100">my.lib.utils </text:span><text:span text:style-name="T1">is imported</text:span> to <text:span text:style-name="T101">com.company.project:</text:span></text:p>
      <text:p text:style-name="P218">import my.lib,utils<text:span text:style-name="T101"> → com.company.project.my.lib.utils</text:span></text:p>
      <text:p text:style-name="P218">import my.lib.utils as tools → <text:span text:style-name="T101">com.company.project.</text:span>tools</text:p>
      <text:p text:style-name="P218">from <text:span text:style-name="T101">my.lib.utils </text:span>import fun1, fun2 → should patch fun1() and fun2() separately:</text:p>
      <text:p text:style-name="P219">@patch(“<text:span text:style-name="T101">com.company.project.</text:span>fun2”)</text:p>
      <text:p text:style-name="P220">@patch(“<text:span text:style-name="T101">com.company.project.</text:span>fun1”)</text:p>
      <text:p text:style-name="P220">def test_something(self, fun1_mock, fun2_mock): <text:span text:style-name="T1"># note the order</text:span></text:p>
      <text:p text:style-name="P220">…</text:p>
      <text:p text:style-name="P221">You may <text:span text:style-name="T1">patch </text:span><text:span text:style-name="T102">methods of a </text:span><text:span text:style-name="T1">class</text:span> – all created instances will behave as you specify:</text:p>
      <text:p text:style-name="P222">@patch(“<text:span text:style-name="T101">com.company.project.my.lib.utils.</text:span>SomeClass.some_method”)</text:p>
      <text:p text:style-name="P223"/>
      <text:p text:style-name="P224">It is possible to put @<text:span text:style-name="T103">patch</text:span> over TestCase sub-class <text:span text:style-name="T1">to inject mock to all test-methods</text:span>.</text:p>
      <text:h text:style-name="Heading_20_1" text:outline-level="1">PySerial</text:h>
      <text:p text:style-name="P225"><text:a xlink:type="simple" xlink:href="https://pythonhosted.org/pyserial/pyserial_api.html#serial.Serial" text:style-name="Internet_20_link" text:visited-style-name="Visited_20_Internet_20_Link">https://pythonhosted.org/pyserial/pyserial_api.html#serial.Serial</text:a></text:p>
      <text:p text:style-name="P226">pip install pyserial</text:p>
      <text:h text:style-name="Heading_20_2" text:outline-level="2">List ports</text:h>
      <text:p text:style-name="P227"><text:a xlink:type="simple" xlink:href="https://pythonhosted.org/pyserial/tools.html#module-serial.tools.list_ports" text:style-name="Internet_20_link" text:visited-style-name="Visited_20_Internet_20_Link">https://pythonhosted.org/pyserial/tools.html#module-serial.tools.list_ports</text:a></text:p>
      <text:p text:style-name="P227">serial.tools.list_ports.comports() - <text:span text:style-name="T104">returns a list of ListPortInfo, with all info about each available port.</text:span></text:p>
      <text:h text:style-name="Heading_20_2" text:outline-level="2">Open/<text:span text:style-name="T105">close</text:span> port</text:h>
      <text:p text:style-name="P226">import serial</text:p>
      <text:p text:style-name="P226">Instantiate Serial with arguments – port is automatically open</text:p>
      <text:p text:style-name="P228">Instantiate Serial without arguments – port is not open, define parameters and invoke .open() to open port:</text:p>
      <text:p text:style-name="P229">com = serial.Serial()</text:p>
      <text:p text:style-name="P230">com.port = “COM1”</text:p>
      <text:p text:style-name="P230">com.baudrate = 19200</text:p>
      <text:p text:style-name="P230">com.parity = PARITY_NONE</text:p>
      <text:p text:style-name="P231">com.timeout = 1.5 # 1.5 seconds <text:span text:style-name="T1">timeout for read(see below)</text:span></text:p>
      <text:p text:style-name="P231">com.write_timeout = 4 # 4 seconds <text:span text:style-name="T1">timeout for write(see below)</text:span></text:p>
      <text:p text:style-name="P231">com.rtscts = True # enable hardware flow control - <text:span text:style-name="T1">RTS/CTS</text:span></text:p>
      <text:p text:style-name="P230">com.open()</text:p>
      <text:p text:style-name="P232">Close port:</text:p>
      <text:p text:style-name="P229"><text:soft-page-break/>com.close()</text:p>
      <text:p text:style-name="P233">Boolean field <text:span text:style-name="T1">.is_open</text:span> tells if port is open.</text:p>
      <text:p text:style-name="P226"/>
      <text:h text:style-name="Heading_20_2" text:outline-level="2">Read/write</text:h>
      <text:p text:style-name="P234">import serial</text:p>
      <text:p text:style-name="P235">Data is exchanged as bytes(python class).</text:p>
      <text:p text:style-name="P236">Read <text:span text:style-name="T106">up to 100 bytes(</text:span><text:span text:style-name="T107">may return less</text:span><text:span text:style-name="T106">)</text:span>: <text:span text:style-name="T106">data = </text:span>com.<text:span text:style-name="T1">read</text:span>(<text:span text:style-name="T106">100</text:span>)</text:p>
      <text:p text:style-name="P237">Read up to ‘\n’(<text:span text:style-name="T51">includes ‘\n’ to return-value??</text:span>): data = com.readline()</text:p>
      <text:p text:style-name="P238">If <text:span text:style-name="T1">read timeout</text:span> is expires – returns what already received. <text:span text:style-name="T51">True for readline()??</text:span></text:p>
      <text:p text:style-name="P239">What if receives BREAK during read??</text:p>
      <text:p text:style-name="P240">Write: com.<text:span text:style-name="T1">write</text:span>(b”Text to write”)</text:p>
      <text:p text:style-name="P238">If write timeout expires – raises <text:span text:style-name="T1">SerialTimeoutException</text:span></text:p>
      <text:p text:style-name="P241">Attributes <text:span text:style-name="T1">.in_waiting</text:span> and <text:span text:style-name="T1">.out_waiting</text:span>– how many bytes are in input/output buffers.</text:p>
      <text:p text:style-name="P241"><text:span text:style-name="T1">.</text:span><text:span text:style-name="T108">send_break()</text:span><text:span text:style-name="T109"> - sends BREAK during specified time, field </text:span><text:span text:style-name="T108">.break_condition</text:span><text:span text:style-name="T109"> – shows if BREAK activated by peer</text:span></text:p>
      <text:p text:style-name="P242"/>
      <text:h text:style-name="Heading_20_2" text:outline-level="2">Terminal utility</text:h>
      <text:p text:style-name="P243"><text:a xlink:type="simple" xlink:href="https://pythonhosted.org/pyserial/tools.html#module-serial.tools.miniterm" text:style-name="Internet_20_link" text:visited-style-name="Visited_20_Internet_20_Link">https://pythonhosted.org/pyserial/tools.html#module-serial.tools.miniterm</text:a></text:p>
      <text:p text:style-name="P244">Package contains small program – com-port terminal.</text:p>
      <text:p text:style-name="P245">Only reads, how to send?</text:p>
      <text:p text:style-name="P244"><text:span text:style-name="T110">Launch by: </text:span>python -m serial.tools.minite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2T05:56:55.120000000</dc:date>
    <meta:editing-duration>P4DT1H57M4S</meta:editing-duration>
    <meta:editing-cycles>134</meta:editing-cycles>
    <meta:generator>LibreOffice/24.8.6.2$Windows_X86_64 LibreOffice_project/6d98ba145e9a8a39fc57bcc76981d1fb1316c60c</meta:generator>
    <meta:document-statistic meta:table-count="0" meta:image-count="0" meta:object-count="0" meta:page-count="15" meta:paragraph-count="422" meta:word-count="2723" meta:character-count="19821" meta:non-whitespace-character-count="17295"/>
  </office:meta>
</office:document-meta>
</file>